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monospace" svg:font-family="monospace"/>
    <style:font-face style:name="ðïò¿Wë" svg:font-family="ðïò¿Wë"/>
    <style:font-face style:name="F" svg:font-family="" style:font-family-generic="roman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American Typewriter" svg:font-family="'American Typewriter'" style:font-family-generic="modern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style:font-size-asian="11pt" style:font-size-complex="11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000000" style:font-name="F" fo:font-size="10pt" style:font-name-asian="F" style:font-size-asian="10pt" style:font-name-complex="F" style:font-size-complex="10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000000" style:font-name="ðïò¿Wë" fo:font-size="10pt" style:font-name-asian="ðïò¿Wë" style:font-size-asian="10pt" style:font-name-complex="ðïò¿Wë" style:font-size-complex="10pt"/>
    </style:style>
    <style:style style:name="P4" style:family="paragraph" style:parent-style-name="Standard">
      <style:text-properties style:font-name="Arial Narrow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 Narrow" fo:font-size="11pt" style:font-size-asian="11pt" style:font-size-complex="11pt"/>
    </style:style>
    <style:style style:name="P6" style:family="paragraph" style:parent-style-name="Standard">
      <style:text-properties style:font-name="Avenir Next Condensed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">
      <style:paragraph-properties style:text-autospace="none"/>
      <style:text-properties style:font-name="F" fo:font-size="10pt" style:font-name-asian="F" style:font-size-asian="10pt" style:font-name-complex="F" style:font-size-complex="10pt"/>
    </style:style>
    <style:style style:name="P8" style:family="paragraph" style:parent-style-name="Standard" style:list-style-name="">
      <style:paragraph-properties style:text-autospace="none"/>
      <style:text-properties style:font-name="ðïò¿Wë" fo:font-size="10pt" style:font-name-asian="ðïò¿Wë" style:font-size-asian="10pt" style:font-name-complex="ðïò¿Wë" style:font-size-complex="10pt"/>
    </style:style>
    <style:style style:name="P9" style:family="paragraph" style:parent-style-name="Standard" style:list-style-name="">
      <style:paragraph-properties fo:text-align="start" style:justify-single-word="false" style:text-autospace="none"/>
      <style:text-properties style:font-name="ðïò¿Wë" fo:font-size="10pt" style:font-name-asian="ðïò¿Wë" style:font-size-asian="10pt" style:font-name-complex="ðïò¿Wë" style:font-size-complex="10pt"/>
    </style:style>
    <style:style style:name="P10" style:family="paragraph" style:parent-style-name="Standard" style:list-style-name="">
      <style:paragraph-properties fo:text-align="start" style:justify-single-word="false" style:text-autospace="none"/>
      <style:text-properties fo:color="#000089" style:font-name="ðïò¿Wë" fo:font-size="10pt" style:font-name-asian="ðïò¿Wë" style:font-size-asian="10pt" style:font-name-complex="ðïò¿Wë" style:font-size-complex="10pt"/>
    </style:style>
    <style:style style:name="P11" style:family="paragraph" style:parent-style-name="Standard" style:list-style-name="L1">
      <style:paragraph-properties fo:text-align="start" style:justify-single-word="false" style:text-autospace="none"/>
      <style:text-properties fo:color="#000089" style:font-name="ðïò¿Wë" fo:font-size="10pt" style:font-name-asian="ðïò¿Wë" style:font-size-asian="10pt" style:font-name-complex="ðïò¿Wë" style:font-size-complex="10pt"/>
    </style:style>
    <style:style style:name="P1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1pt" style:font-size-asian="11pt" style:font-size-complex="11pt"/>
    </style:style>
    <style:style style:name="P1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1pt" fo:background-color="#ccff00" style:font-size-asian="11pt" style:font-size-complex="11pt"/>
    </style:style>
    <style:style style:name="P1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1pt" style:font-name-asian="ðïò¿Wë" style:font-size-asian="11pt" style:font-name-complex="ðïò¿Wë" style:font-size-complex="11pt"/>
    </style:style>
    <style:style style:name="P1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1pt" style:font-name-asian="F" style:font-size-asian="11pt" style:font-name-complex="F" style:font-size-complex="11pt"/>
    </style:style>
    <style:style style:name="P1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1pt" fo:font-weight="normal" style:font-name-asian="F" style:font-size-asian="11pt" style:font-weight-asian="normal" style:font-name-complex="F" style:font-size-complex="11pt" style:font-weight-complex="normal"/>
    </style:style>
    <style:style style:name="P1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 Narrow" fo:font-size="11pt" fo:font-weight="bold" style:font-name-asian="F" style:font-size-asian="11pt" style:font-weight-asian="bold" style:font-name-complex="F" style:font-size-complex="11pt" style:font-weight-complex="bold"/>
    </style:style>
    <style:style style:name="P1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 Narrow" fo:font-size="11pt" fo:font-weight="bold" fo:background-color="#ccff00" style:font-name-asian="F" style:font-size-asian="11pt" style:font-weight-asian="bold" style:font-name-complex="F" style:font-size-complex="11pt" style:font-weight-complex="bold"/>
    </style:style>
    <style:style style:name="P1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 Narrow" fo:font-size="11pt" fo:font-weight="normal" style:font-name-asian="F" style:font-size-asian="11pt" style:font-weight-asian="normal" style:font-name-complex="F" style:font-size-complex="11pt" style:font-weight-complex="normal"/>
    </style:style>
    <style:style style:name="P2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F" fo:font-size="8pt" style:font-name-asian="F" style:font-size-asian="8pt" style:font-name-complex="F" style:font-size-complex="8pt"/>
    </style:style>
    <style:style style:name="P2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F" fo:font-size="15pt" style:font-name-asian="F" style:font-size-asian="15pt" style:font-name-complex="F" style:font-size-complex="15pt"/>
    </style:style>
    <style:style style:name="P2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ðïò¿Wë" fo:font-size="10pt" fo:font-weight="bold" style:font-name-asian="ðïò¿Wë" style:font-size-asian="10pt" style:font-weight-asian="bold" style:font-name-complex="ðïò¿Wë" style:font-size-complex="10pt" style:font-weight-complex="bold"/>
    </style:style>
    <style:style style:name="P2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2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Arial Narrow" fo:font-size="11pt" style:font-size-asian="11pt" style:font-size-complex="11pt"/>
    </style:style>
    <style:style style:name="P2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Arial Narrow" fo:font-size="11pt" style:font-name-asian="F" style:font-size-asian="11pt" style:font-name-complex="F" style:font-size-complex="11pt"/>
    </style:style>
    <style:style style:name="P2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ðïò¿Wë" fo:font-size="10pt" style:font-name-asian="ðïò¿Wë" style:font-size-asian="10pt" style:font-name-complex="ðïò¿Wë" style:font-size-complex="10pt"/>
    </style:style>
    <style:style style:name="P2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89" style:font-name="Courier New" fo:font-size="11pt" style:font-size-asian="11pt" style:font-size-complex="11pt"/>
    </style:style>
    <style:style style:name="P2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89" style:font-name="Courier New" fo:font-size="11pt" fo:background-color="#ccff00" style:font-size-asian="11pt" style:font-size-complex="11pt"/>
    </style:style>
    <style:style style:name="P3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89" style:font-name="Courier New" fo:font-size="11pt" style:font-name-asian="F" style:font-size-asian="11pt" style:font-name-complex="F" style:font-size-complex="11pt"/>
    </style:style>
    <style:style style:name="P3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89" style:font-name="F" fo:font-size="10pt" style:font-name-asian="F" style:font-size-asian="10pt" style:font-name-complex="F" style:font-size-complex="10pt"/>
    </style:style>
    <style:style style:name="P3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89" style:font-name="ðïò¿Wë" fo:font-size="10pt" style:font-name-asian="ðïò¿Wë" style:font-size-asian="10pt" style:font-name-complex="ðïò¿Wë" style:font-size-complex="10pt"/>
    </style:style>
    <style:style style:name="P3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669a" style:font-name="Courier New" fo:font-size="11pt" style:font-size-asian="11pt" style:font-size-complex="11pt"/>
    </style:style>
    <style:style style:name="P3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669a" style:font-name="Courier New" fo:font-size="11pt" fo:background-color="#ccff00" style:font-size-asian="11pt" style:font-size-complex="11pt"/>
    </style:style>
    <style:style style:name="P3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669a" style:font-name="Courier New" fo:font-size="11pt" style:font-name-asian="ðïò¿Wë" style:font-size-asian="11pt" style:font-name-complex="ðïò¿Wë" style:font-size-complex="11pt"/>
    </style:style>
    <style:style style:name="P3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669a" style:font-name="Courier New" fo:font-size="11pt" fo:background-color="#ffff66" style:font-name-asian="ðïò¿Wë" style:font-size-asian="11pt" style:font-name-complex="ðïò¿Wë" style:font-size-complex="11pt"/>
    </style:style>
    <style:style style:name="P3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669a" style:font-name="Courier New" fo:font-size="11pt" fo:font-weight="normal" style:font-name-asian="ðïò¿Wë" style:font-size-asian="11pt" style:font-weight-asian="normal" style:font-name-complex="ðïò¿Wë" style:font-size-complex="11pt" style:font-weight-complex="normal"/>
    </style:style>
    <style:style style:name="P3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669a" style:font-name="Courier New" fo:font-size="11pt" fo:font-weight="normal" fo:background-color="#ffff66" style:font-name-asian="ðïò¿Wë" style:font-size-asian="11pt" style:font-weight-asian="normal" style:font-name-complex="ðïò¿Wë" style:font-size-complex="11pt" style:font-weight-complex="normal"/>
    </style:style>
    <style:style style:name="P3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669a" style:font-name="Courier New" fo:font-size="11pt" fo:font-weight="normal" fo:background-color="#99ff66" style:font-name-asian="ðïò¿Wë" style:font-size-asian="11pt" style:font-weight-asian="normal" style:font-name-complex="ðïò¿Wë" style:font-size-complex="11pt" style:font-weight-complex="normal"/>
    </style:style>
    <style:style style:name="P4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669a" style:font-name="Courier New" fo:font-size="11pt" fo:font-weight="normal" fo:background-color="#ffcc00" style:font-name-asian="ðïò¿Wë" style:font-size-asian="11pt" style:font-weight-asian="normal" style:font-name-complex="ðïò¿Wë" style:font-size-complex="11pt" style:font-weight-complex="normal"/>
    </style:style>
    <style:style style:name="P4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669a" style:font-name="ðïò¿Wë" fo:font-size="10pt" fo:font-weight="normal" style:font-name-asian="ðïò¿Wë" style:font-size-asian="10pt" style:font-weight-asian="normal" style:font-name-complex="ðïò¿Wë" style:font-size-complex="10pt" style:font-weight-complex="normal"/>
    </style:style>
    <style:style style:name="P4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 Narrow" fo:font-size="11pt" fo:font-weight="bold" style:font-name-asian="F" style:font-size-asian="11pt" style:font-weight-asian="bold" style:font-name-complex="F" style:font-size-complex="11pt" style:font-weight-complex="bold"/>
    </style:style>
    <style:style style:name="P4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 Narrow" fo:font-size="11pt" style:font-name-asian="F" style:font-size-asian="11pt" style:font-name-complex="F" style:font-size-complex="11pt"/>
    </style:style>
    <style:style style:name="P4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 Narrow" fo:font-size="9pt" fo:font-weight="bold" style:font-name-asian="F" style:font-size-asian="9pt" style:font-weight-asian="bold" style:font-name-complex="F" style:font-size-complex="9pt" style:font-weight-complex="bold"/>
    </style:style>
    <style:style style:name="P4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ff" style:font-name="ðïò¿Wë" fo:font-size="10pt" fo:background-color="#ffff66" style:font-name-asian="ðïò¿Wë" style:font-size-asian="10pt" style:font-name-complex="ðïò¿Wë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name-asian="F" style:font-weight-asian="bold" style:font-name-complex="F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font-name="Arial Narrow" fo:font-weight="bold" style:font-name-asian="F" style:font-weight-asian="bold" style:font-name-complex="F" style:font-weight-complex="bold"/>
    </style:style>
    <style:style style:name="T5" style:family="text">
      <style:text-properties fo:color="#000000" style:font-name-asian="F" style:font-name-complex="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#ffff66" style:font-weight-asian="normal" style:font-weight-complex="normal"/>
    </style:style>
    <style:style style:name="T8" style:family="text">
      <style:text-properties fo:background-color="#99ff66"/>
    </style:style>
    <style:style style:name="T9" style:family="text">
      <style:text-properties fo:background-color="#ffff66"/>
    </style:style>
    <style:style style:name="T10" style:family="text">
      <style:text-properties fo:background-color="#66ffff"/>
    </style:style>
    <style:style style:name="T11" style:family="text">
      <style:text-properties fo:background-color="#ff000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ourier New" fo:font-size="11pt" style:font-name-asian="ðïò¿Wë" style:font-size-asian="11pt" style:font-name-complex="ðïò¿Wë" style:font-size-complex="11pt"/>
    </style:style>
    <style:style style:name="T14" style:family="text">
      <style:text-properties style:font-name="Courier New" fo:font-size="11pt" fo:background-color="#ccff00" style:font-name-asian="ðïò¿Wë" style:font-size-asian="11pt" style:font-name-complex="ðïò¿Wë" style:font-size-complex="11pt"/>
    </style:style>
    <style:style style:name="T15" style:family="text">
      <style:text-properties fo:background-color="#ccff00"/>
    </style:style>
    <style:style style:name="T16" style:family="text">
      <style:text-properties fo:background-color="#ccff00" style:font-name-asian="F" style:font-name-complex="F"/>
    </style:style>
    <style:style style:name="T17" style:family="text">
      <style:text-properties fo:color="#555555"/>
    </style:style>
    <style:style style:name="T18" style:family="text">
      <style:text-properties fo:color="#555555" style:font-name-asian="F" style:font-name-complex="F"/>
    </style:style>
    <style:style style:name="T19" style:family="text">
      <style:text-properties fo:color="#336666"/>
    </style:style>
    <style:style style:name="T20" style:family="text">
      <style:text-properties fo:color="#336666" style:font-name-asian="F" style:font-name-complex="F"/>
    </style:style>
    <style:style style:name="T21" style:family="text">
      <style:text-properties fo:color="#336666" style:font-name="Courier New" fo:font-size="11pt" fo:background-color="#ccff00" style:font-name-asian="ðïò¿Wë" style:font-size-asian="11pt" style:font-name-complex="ðïò¿Wë" style:font-size-complex="11pt"/>
    </style:style>
    <style:style style:name="T22" style:family="text">
      <style:text-properties fo:color="#336666" style:font-name="Avenir Next Condensed" fo:font-weight="normal" style:font-weight-asian="normal" style:font-weight-complex="normal"/>
    </style:style>
    <style:style style:name="T23" style:family="text">
      <style:text-properties fo:color="#00669a"/>
    </style:style>
    <style:style style:name="T24" style:family="text">
      <style:text-properties fo:color="#00669a" style:font-name="Courier New" fo:font-size="11pt" fo:background-color="#ccff00" style:font-name-asian="ðïò¿Wë" style:font-size-asian="11pt" style:font-name-complex="ðïò¿Wë" style:font-size-complex="11pt"/>
    </style:style>
    <style:style style:name="T25" style:family="text">
      <style:text-properties fo:color="#00669a" style:font-name="Courier New" fo:font-size="11pt" fo:font-weight="normal" style:font-name-asian="ðïò¿Wë" style:font-size-asian="11pt" style:font-weight-asian="normal" style:font-name-complex="ðïò¿Wë" style:font-size-complex="11pt" style:font-weight-complex="normal"/>
    </style:style>
    <style:style style:name="T26" style:family="text">
      <style:text-properties fo:color="#00669a" style:font-name-asian="F" style:font-name-complex="F"/>
    </style:style>
    <style:style style:name="T27" style:family="text">
      <style:text-properties fo:color="#00669a" fo:background-color="#ccff00"/>
    </style:style>
    <style:style style:name="T28" style:family="text">
      <style:text-properties fo:color="#00669a" style:font-name="Avenir Next Condensed" fo:font-weight="normal" style:font-weight-asian="normal" style:font-weight-complex="normal"/>
    </style:style>
    <style:style style:name="T29" style:family="text">
      <style:text-properties fo:color="#00669a" style:font-name="Avenir Next Condensed" fo:font-weight="normal" fo:background-color="#ccff00" style:font-weight-asian="normal" style:font-weight-complex="normal"/>
    </style:style>
    <style:style style:name="T30" style:family="text">
      <style:text-properties fo:color="#00669a" fo:background-color="#ffff66"/>
    </style:style>
    <style:style style:name="T31" style:family="text">
      <style:text-properties fo:color="#00669a" fo:font-weight="normal" style:font-weight-asian="normal" style:font-weight-complex="normal"/>
    </style:style>
    <style:style style:name="T32" style:family="text">
      <style:text-properties fo:color="#000089"/>
    </style:style>
    <style:style style:name="T33" style:family="text">
      <style:text-properties fo:color="#000089" style:font-name="Courier New" fo:font-size="11pt" fo:background-color="#ccff00" style:font-name-asian="ðïò¿Wë" style:font-size-asian="11pt" style:font-name-complex="ðïò¿Wë" style:font-size-complex="11pt"/>
    </style:style>
    <style:style style:name="T34" style:family="text">
      <style:text-properties fo:color="#000089" style:font-name="Courier New" fo:font-size="11pt" style:font-size-asian="11pt" style:font-size-complex="11pt"/>
    </style:style>
    <style:style style:name="T35" style:family="text">
      <style:text-properties fo:color="#000089" style:font-name="Courier New" fo:font-size="11pt" style:font-name-asian="F" style:font-size-asian="11pt" style:font-name-complex="F" style:font-size-complex="11pt"/>
    </style:style>
    <style:style style:name="T36" style:family="text">
      <style:text-properties fo:color="#000089" style:font-name-asian="F" style:font-name-complex="F"/>
    </style:style>
    <style:style style:name="T37" style:family="text">
      <style:text-properties fo:color="#000089" fo:background-color="#ccff00"/>
    </style:style>
    <style:style style:name="T38" style:family="text">
      <style:text-properties fo:color="#000089" fo:background-color="#ccff00" style:font-name-asian="F" style:font-name-complex="F"/>
    </style:style>
    <style:style style:name="T39" style:family="text">
      <style:text-properties fo:color="#cd3300"/>
    </style:style>
    <style:style style:name="T40" style:family="text">
      <style:text-properties fo:color="#cd3300" style:font-name-asian="F" style:font-name-complex="F"/>
    </style:style>
    <style:style style:name="T41" style:family="text">
      <style:text-properties fo:color="#ab0000"/>
    </style:style>
    <style:style style:name="T42" style:family="text">
      <style:text-properties fo:font-size="9pt" style:font-size-asian="9pt" style:font-size-complex="9pt"/>
    </style:style>
    <style:style style:name="T43" style:family="text">
      <style:text-properties style:font-name="ðïò¿Wë" style:font-name-asian="ðïò¿Wë" style:font-name-complex="ðïò¿Wë"/>
    </style:style>
    <style:style style:name="T44" style:family="text">
      <style:text-properties style:font-name="ðïò¿Wë" fo:font-size="10pt" style:font-name-asian="ðïò¿Wë" style:font-size-asian="10pt" style:font-name-complex="ðïò¿Wë" style:font-size-complex="10pt"/>
    </style:style>
    <style:style style:name="T45" style:family="text">
      <style:text-properties style:font-name-asian="ðïò¿Wë" style:font-name-complex="ðïò¿Wë"/>
    </style:style>
    <style:style style:name="T46" style:family="text">
      <style:text-properties style:font-name-asian="F" style:font-name-complex="F"/>
    </style:style>
    <style:style style:name="T47" style:family="text">
      <style:text-properties style:font-name="Courier New"/>
    </style:style>
    <style:style style:name="T48" style:family="text">
      <style:text-properties fo:color="#0000ff" style:font-name="ðïò¿Wë" fo:font-size="15pt" style:font-name-asian="ðïò¿Wë" style:font-size-asian="15pt" style:font-name-complex="ðïò¿Wë" style:font-size-complex="15pt"/>
    </style:style>
    <style:style style:name="T49" style:family="text">
      <style:text-properties fo:background-color="#ffd320"/>
    </style:style>
    <style:style style:name="T50" style:family="text">
      <style:text-properties fo:background-color="#ffcc00"/>
    </style:style>
    <style:style style:name="T51" style:family="text">
      <style:text-properties fo:background-color="#ff3300"/>
    </style:style>
    <style:style style:name="T52" style:family="text">
      <style:text-properties fo:background-color="#ff6600"/>
    </style:style>
    <style:style style:name="T53" style:family="text">
      <style:text-properties fo:background-color="#ff66ff"/>
    </style:style>
    <style:style style:name="T54" style:family="text">
      <style:text-properties fo:background-color="#ccff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98in" fo:text-indent="-0.25in" fo:margin-left="2.7898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4">Setting command line variable in Hive</text:p>
      <text:p text:style-name="P6"><text:span text:style-name="T19"/></text:p>
      <text:p text:style-name="P6">hive --<text:span text:style-name="T15">hiveconf</text:span> hive.cli.print.current.db<text:span text:style-name="T17">=</text:span><text:span text:style-name="T19">true </text:span>--<text:span text:style-name="T15">hivevar</text:span> dt=03282016 --hivevar region="USA" --hivevar db=dev</text:p>
      <text:p text:style-name="P1"/>
      <text:p text:style-name="P1">system:user.name=poc</text:p>
      <text:p text:style-name="P12">hive&gt; set dt;</text:p>
      <text:p text:style-name="P12">dt=03282016</text:p>
      <text:p text:style-name="P12">hive&gt; set region;</text:p>
      <text:p text:style-name="P12">region=USA</text:p>
      <text:p text:style-name="P12">hive&gt; set db;</text:p>
      <text:p text:style-name="P12">db=dev</text:p>
      <text:p text:style-name="P12">hive&gt; set db=prod;</text:p>
      <text:p text:style-name="P12">hive&gt; set db;</text:p>
      <text:p text:style-name="P12">db=prod</text:p>
      <text:p text:style-name="P12">hive&gt; set hivevar:region=EUROPE;</text:p>
      <text:p text:style-name="P12">hive&gt; set region;</text:p>
      <text:p text:style-name="P13">region=EUROPE</text:p>
      <text:p text:style-name="P1">hive (default)&gt; set system:user.name=poc;</text:p>
      <text:p text:style-name="P12">hive (default)&gt; set system:user.name;</text:p>
      <text:p text:style-name="P4">Using Varibles in Hive Command</text:p>
      <text:p text:style-name="P12">hive&gt; create table region( <text:span text:style-name="T15">${region}</text:span> string);</text:p>
      <text:p text:style-name="P12">hive&gt; desc region;</text:p>
      <text:p text:style-name="P12"><text:span text:style-name="T15">europe</text:span> <text:s text:c="13"/><text:tab/>string <text:s text:c="2"/></text:p>
      <text:p text:style-name="P12"/>
      <text:p text:style-name="P24">Executing the SQL cmd by passing variable in hive in non-interactive silent mode</text:p>
      <text:p text:style-name="P24"/>
      <text:p text:style-name="P12">[root@quickstart ~]# <text:span text:style-name="T15">PROD_ID=1340;</text:span> hive <text:span text:style-name="T15">-S -e</text:span> "SELECT product_id, product_name FROM products WHERE product_id= <text:span text:style-name="T15">${PROD_ID}</text:span>";</text:p>
      <text:p text:style-name="P12">1340<text:tab/>Majestic Men's Replica Texas Rangers Russell </text:p>
      <text:p text:style-name="P12"/>
      <text:p text:style-name="P12">To search setting of particular variables</text:p>
      <text:p text:style-name="P12"/>
      <text:p text:style-name="P12">[root@quickstart ~]# hive -S -e "set" | grep warehouse</text:p>
      <text:p text:style-name="P12">hive.metastore.warehouse.dir=/user/hive/warehouse</text:p>
      <text:p text:style-name="P12">hive.warehouse.subdir.inherit.perms=true</text:p>
      <text:p text:style-name="P24"/>
      <text:p text:style-name="P24">Executing the SQL file by passing variable in hive in non-interactive silent mode</text:p>
      <text:p text:style-name="P12">status.hql</text:p>
      <text:p text:style-name="P12">--This is comments in hsql</text:p>
      <text:p text:style-name="P12">SELECT count(*) as cnt FROM orders WHERE order_status=<text:span text:style-name="T15">'${i_order_status}'</text:span>;</text:p>
      <text:p text:style-name="P12"/>
      <text:p text:style-name="P12">hive -S <text:span text:style-name="T15">-f status.hql</text:span> --hivevar i_order_status=CLOSED;</text:p>
      <text:p text:style-name="P12">7556</text:p>
      <text:p text:style-name="P24">Executing the SQL file by passing variable in hive in Interactive mode</text:p>
      <text:p text:style-name="P12">hive&gt; SET <text:span text:style-name="T15">hivevar:i_order_status=COMPLETE</text:span>;</text:p>
      <text:p text:style-name="P12">hive&gt; <text:span text:style-name="T15">source</text:span> status.hql</text:p>
      <text:p text:style-name="P12"/>
      <text:p text:style-name="P24">The .hiverc File</text:p>
      <text:p text:style-name="P12">ADD JAR /path/to/custom_hive_extensions.jar;</text:p>
      <text:p text:style-name="P12"><text:span text:style-name="T19">set </text:span>hive.cli.print.current.db<text:span text:style-name="T17">=</text:span><text:span text:style-name="T19">true</text:span>;</text:p>
      <text:p text:style-name="P12"><text:span text:style-name="T20">set </text:span><text:span text:style-name="T5">hive.exec.mode.local.auto</text:span><text:span text:style-name="T18">=</text:span><text:span text:style-name="T20">true</text:span><text:span text:style-name="T5">;</text:span></text:p>
      <text:p text:style-name="P15">set hive.cli.print.header=true;</text:p>
      <text:p text:style-name="P20"><text:span text:style-name="T5"/></text:p>
      <text:p text:style-name="P24"><text:span text:style-name="T5">Creating Dummy (DUAL) table</text:span></text:p>
      <text:p text:style-name="P12"><text:span text:style-name="T23">CREATE TABLE </text:span><text:span text:style-name="T32">src</text:span>(<text:span text:style-name="T32">s STRING</text:span>);</text:p>
      <text:p text:style-name="P12"><text:span text:style-name="T19">echo </text:span><text:span text:style-name="T39">"one row" </text:span>&gt; /tmp/myfile</text:p>
      <text:p text:style-name="P12">hive -e <text:span text:style-name="T41">"</text:span>LOAD DATA <text:span text:style-name="T15">LOCAL</text:span> INPATH <text:span text:style-name="T39">'/tmp/myfile' </text:span>INTO TABLE src;</text:p>
      <text:p text:style-name="P20"/>
      <text:p text:style-name="P12">hive&gt; select s, upper(string("1""1s")), length(s), substring(s,instr(s,' ')) from src;</text:p>
      <text:p text:style-name="P12"><text:tab/> one row<text:tab/>11S<text:tab/><text:tab/><text:tab/><text:tab/><text:tab/>7<text:tab/> <text:tab/><text:tab/>row</text:p>
      <text:p text:style-name="P20"/>
      <text:p text:style-name="P17">Shell Execution</text:p>
      <text:p text:style-name="P12">hive&gt; <text:span text:style-name="T15">! pwd;</text:span></text:p>
      <text:p text:style-name="P12">/home/cloudera</text:p>
      <text:p text:style-name="P20"/>
      <text:p text:style-name="P17">Hadoop dfs Commands from Inside Hive</text:p>
      <text:p text:style-name="P12"/>
      <text:p text:style-name="P12">hive&gt; dfs -ls -R /user/hive/warehouse/products;</text:p>
      <text:p text:style-name="P12">-rw-r--r-- <text:s text:c="2"/>1 cloudera supergroup <text:s text:c="9"/>0 2016-03-26 20:58 /user/hive/warehouse/products/_SUCCESS</text:p>
      <text:p text:style-name="P12">-rw-r--r-- <text:s text:c="2"/>1 cloudera supergroup <text:s text:c="4"/>173315 2016-03-26 20:58 /user/hive/warehouse/products/part-m-00000</text:p>
      <text:p text:style-name="P12"/>
      <text:p text:style-name="P12">hive&gt; <text:span text:style-name="T15">dfs -cat</text:span> /user/hive/warehouse/products/part-m-00000;</text:p>
      <text:p text:style-name="P21"/>
      <text:p text:style-name="P12">TIMESTAMPS <text:span text:style-name="T45">are interpreted as UTC times</text:span></text:p>
      <text:p text:style-name="P12">to_utc_timestamp <text:span text:style-name="T45">and </text:span>from_utc_timestamp</text:p>
      <text:p text:style-name="P12"><text:span text:style-name="T45">string format convention </text:span><text:span text:style-name="T46">YYYY-MM-DD hh:mm:ss.fffffffff</text:span><text:span text:style-name="T45"> </text:span></text:p>
      <text:p text:style-name="P23"><text:s/><text:span text:style-name="T13">To Interpret a string column as a number : - </text:span><text:span text:style-name="T24">cast</text:span><text:span text:style-name="T14">(</text:span><text:span text:style-name="T33">s </text:span><text:span text:style-name="T24">AS </text:span><text:span text:style-name="T21">INT</text:span><text:span text:style-name="T14">)</text:span></text:p>
      <text:p text:style-name="P17"/>
      <text:p text:style-name="P17">Collection Data Types</text:p>
      <text:p text:style-name="P17"/>
      <text:p text:style-name="P14">STRUCT <text:s/>Like C struct or an object <text:span text:style-name="T15">accessed using “dot.”</text:span>/ <text:span text:style-name="T47">"address":{"street":"Park Ave","city":"Chicago","state":"IL","zip":60600}</text:span></text:p>
      <text:p text:style-name="P14">MAP <text:s text:c="4"/>Key Value / <text:span text:style-name="T47">"tax":{"State":0.5,"Federal":0.2,"Insurance":0.1}</text:span></text:p>
      <text:p text:style-name="P14">ARRAY <text:s text:c="2"/>Order seq of SameType using <text:span text:style-name="T15">0 based index</text:span>/ <text:span text:style-name="T47">"mgr":["Smith","Todd"]</text:span></text:p>
      <text:p text:style-name="P14"/>
      <text:p text:style-name="P23"><text:s/><text:span text:style-name="T13">You’ll note that maps &amp; structs are effectively the same thing in JSON.</text:span></text:p>
      <text:p text:style-name="P14"/>
      <text:p text:style-name="P26"><text:span text:style-name="T3">DDL's</text:span></text:p>
      <text:p text:style-name="P17"/>
      <text:p text:style-name="P14">DROP TABLE emp; </text:p>
      <text:p text:style-name="P12"><text:span text:style-name="T23">CREATE TABLE emp</text:span><text:span text:style-name="T32"> </text:span>(</text:p>
      <text:p text:style-name="P12">id <text:s text:c="13"/>INT,</text:p>
      <text:p text:style-name="P12"><text:span text:style-name="T32">name <text:s text:c="11"/>STRING</text:span>,</text:p>
      <text:p text:style-name="P12"><text:span text:style-name="T32">salary <text:s text:c="9"/></text:span><text:span text:style-name="T19">FLOAT</text:span>,</text:p>
      <text:p text:style-name="P12"><text:span text:style-name="T32">mgr <text:s text:c="12"/></text:span><text:span text:style-name="T19">ARRAY</text:span><text:span text:style-name="T17">&lt;</text:span><text:span text:style-name="T32">STRING</text:span><text:span text:style-name="T17">&gt;</text:span>,</text:p>
      <text:p text:style-name="P12"><text:span text:style-name="T32">tax <text:s text:c="12"/></text:span><text:span text:style-name="T23">MAP</text:span><text:span text:style-name="T17">&lt;</text:span><text:span text:style-name="T32">STRING</text:span>, <text:span text:style-name="T19">FLOAT</text:span><text:span text:style-name="T17">&gt;</text:span>,</text:p>
      <text:p text:style-name="P12"><text:span text:style-name="T32">address <text:s text:c="8"/>STRUCT</text:span><text:span text:style-name="T17">&lt;</text:span><text:span text:style-name="T32">street</text:span>:<text:span text:style-name="T32">STRING</text:span>, <text:span text:style-name="T32">city</text:span>:<text:span text:style-name="T32">STRING</text:span>, <text:span text:style-name="T23">state</text:span>:<text:span text:style-name="T32">STRING</text:span>, <text:span text:style-name="T32">zip</text:span>:<text:span text:style-name="T19">INT</text:span><text:span text:style-name="T17">&gt;</text:span></text:p>
      <text:p text:style-name="P12">)</text:p>
      <text:p text:style-name="P12"><text:span text:style-name="T23">ROW </text:span><text:span text:style-name="T32">FORMAT <text:s text:c="6"/>DELIMITED</text:span></text:p>
      <text:p text:style-name="P12"><text:span text:style-name="T32">FIELDS <text:s text:c="10"/>TERMINATED </text:span><text:span text:style-name="T23">BY ',' <text:s/>--</text:span><text:span text:style-name="T39">'\001'</text:span></text:p>
      <text:p text:style-name="P12"><text:span text:style-name="T32">COLLECTION ITEMS TERMINATED </text:span><text:span text:style-name="T23">BY ',' <text:s/>--</text:span><text:span text:style-name="T39">'\002'</text:span></text:p>
      <text:p text:style-name="P12"><text:span text:style-name="T23">MAP </text:span><text:span text:style-name="T32">KEYS <text:s text:c="8"/>TERMINATED </text:span><text:span text:style-name="T23">BY ':' <text:s/>--</text:span><text:span text:style-name="T39">'\003'</text:span></text:p>
      <text:p text:style-name="P12"><text:span text:style-name="T32">LINES <text:s text:c="11"/>TERMINATED </text:span><text:span text:style-name="T23">BY </text:span><text:span text:style-name="T39">'\n'</text:span></text:p>
      <text:p text:style-name="P12"><text:span text:style-name="T32">STORED </text:span><text:span text:style-name="T23">AS </text:span><text:span text:style-name="T32">TEXTFILE</text:span></text:p>
      <text:p text:style-name="P12"><text:span text:style-name="T32">LOCATION '/user/hive/warehouse/mydb'</text:span><text:span text:style-name="T1">;</text:span></text:p>
      <text:p text:style-name="P14"/>
      <text:p text:style-name="P14">hive&gt; dfs -ls -R /user/poc/txt/emp.json;</text:p>
      <text:p text:style-name="P14">-rw-r--r-- <text:s text:c="2"/>1 cloudera supergroup <text:s text:c="6"/>1260 2016-03-27 13:35 /user/poc/txt/emp.json</text:p>
      <text:p text:style-name="P14"/>
      <text:p text:style-name="P14">hive&gt; dfs -ls -R /user/hive/warehouse/mydb;</text:p>
      <text:p text:style-name="P14"/>
      <text:p text:style-name="P14">hive&gt; LOAD DATA INPATH '/user/poc/txt/emp.json' INTO TABLE emp;</text:p>
      <text:p text:style-name="P14">Loading data to table default.emp</text:p>
      <text:p text:style-name="P14">Table default.emp stats: [numFiles=1, totalSize=1260]</text:p>
      <text:p text:style-name="P14"/>
      <text:p text:style-name="P14">hive&gt; dfs -ls -R /user/poc/txt/emp.json;</text:p>
      <text:p text:style-name="P14">ls: `/user/poc/txt/emp.json': No such file or directory</text:p>
      <text:p text:style-name="P14"/>
      <text:p text:style-name="P12"><text:span text:style-name="T45">hive&gt; dfs -ls -R /user/hive/warehouse/mydb;</text:span></text:p>
      <text:p text:style-name="P12"><text:span text:style-name="T45">-rwxrwxrwx <text:s text:c="2"/>1 cloudera supergroup <text:s text:c="6"/>1260 2016-03-27 13:35 /user/hive/warehouse/mydb/emp.json</text:span></text:p>
      <text:p text:style-name="P12"><text:span text:style-name="T45"/></text:p>
      <text:p text:style-name="P12"><text:span text:style-name="T45">hive&gt; select id,name,mgr,address.city from emp;</text:span></text:p>
      <text:p text:style-name="P12"><text:span text:style-name="T45"/></text:p>
      <text:p text:style-name="P12"><text:span text:style-name="T45">NULL<text:tab/>"name":"Joe"<text:tab/>["\"mgr\":[\"Smith\""]<text:tab/>NULL</text:span></text:p>
      <text:p text:style-name="P12"><text:span text:style-name="T45">NULL<text:tab/>"name":"Jay"<text:tab/>["\"mgr\":[\"Smith\""]<text:tab/>NULL</text:span></text:p>
      <text:p text:style-name="P12"><text:span text:style-name="T45">NULL<text:tab/>"name":"John"<text:tab/>[" <text:s text:c="21"/>\"tax\":{\"State\":0.5"]<text:tab/>NULL</text:span></text:p>
      <text:p text:style-name="P12"><text:span text:style-name="T45">NULL<text:tab/>"name":"Zac"<text:tab/>["\"mgr\":[\"Smith\""]<text:tab/>NULL</text:span></text:p>
      <text:p text:style-name="P12"><text:span text:style-name="T45">NULL<text:tab/>"name":"Sam"<text:tab/>["\"mgr\":[\"Smith\""]<text:tab/>NULL</text:span></text:p>
      <text:p text:style-name="P12"><text:span text:style-name="T45">NULL<text:tab/>"name":"Ray"<text:tab/>[" <text:s text:c="7"/>\"tax\":{\"State\":0.5"]<text:tab/>NULL</text:span></text:p>
      <text:p text:style-name="P12"><text:span text:style-name="T45">NULL<text:tab/>"name":"Duc"<text:tab/>[" <text:s text:c="72"/>\"address\":{\"street\":\"Some Street in USA\"}}"]<text:tab/>NULL</text:span></text:p>
      <text:p text:style-name="P12"><text:span text:style-name="T45">Time taken: 0.089 seconds, Fetched: 7 row(s)</text:span></text:p>
      <text:p text:style-name="P12"><text:span text:style-name="T45"/></text:p>
      <text:p text:style-name="P25"><text:span text:style-name="T2">Create Databse</text:span></text:p>
      <text:p text:style-name="P12"/>
      <text:p text:style-name="P12">CREATE DATABASE finance.db</text:p>
      <text:p text:style-name="P12">LOCATION '/user/hive/warehouse/finance'</text:p>
      <text:p text:style-name="P12">WITH DBPROPERTIES ('creator'='sam','date'='28-MAR-2016')</text:p>
      <text:p text:style-name="P12">;</text:p>
      <text:p text:style-name="P12"/>
      <text:p text:style-name="P12">hive&gt; DESCRIBE DATABASE extended finance_db;</text:p>
      <text:p text:style-name="P12">finance_db<text:tab/><text:tab/>hdfs://quickstart.cloudera:8020/user/hive/warehouse/finance<text:tab/>cloudera<text:tab/>USER<text:tab/>{date=28-MAR-2016, creator=sam}</text:p>
      <text:p text:style-name="P17"/>
      <text:p text:style-name="P17">Copy schema/defination but not data</text:p>
      <text:p text:style-name="P12"><text:span text:style-name="T26">CREATE TABLE </text:span><text:span text:style-name="T36">IF </text:span><text:span text:style-name="T26">NOT EXISTS </text:span><text:span text:style-name="T36">employees2 <text:s/></text:span><text:span text:style-name="T27">LIKE</text:span><text:span text:style-name="T23"> </text:span><text:span text:style-name="T32">employees</text:span><text:span text:style-name="T1">;</text:span></text:p>
      <text:p text:style-name="P17"/>
      <text:p text:style-name="P17">Show Table Like </text:p>
      <text:p text:style-name="P12"/>
      <text:p text:style-name="P12">show tables <text:s/>'sale*'</text:p>
      <text:p text:style-name="P12"/>
      <text:p text:style-name="P12"/>
      <text:p text:style-name="P17">Partitioned, Managed Tables</text:p>
      <text:p text:style-name="P12">DROP TABLE sales;</text:p>
      <text:p text:style-name="P12">CREATE TABLE sales(</text:p>
      <text:p text:style-name="P12">product_id INT,</text:p>
      <text:p text:style-name="P12">qty <text:s text:c="7"/>BIGINT,</text:p>
      <text:p text:style-name="P12">amt <text:s text:c="7"/>DOUBLE</text:p>
      <text:p text:style-name="P12">)</text:p>
      <text:p text:style-name="P13">PARTITIONED BY (year INT, country STRING)</text:p>
      <text:p text:style-name="P12">ROW FORMAT DELIMITED</text:p>
      <text:p text:style-name="P12">FIELDS <text:s text:c="4"/>TERMINATED BY ','</text:p>
      <text:p text:style-name="P12">STORED AS <text:s/>TEXTFILE</text:p>
      <text:p text:style-name="P12"><text:span text:style-name="T15">LOCATION</text:span> '/user/hive/warehouse/sales.db/sales'</text:p>
      <text:p text:style-name="P12">;</text:p>
      <text:p text:style-name="P17"/>
      <text:p text:style-name="P17">Load Partitioned, Managed Tables from <text:span text:style-name="T15">Local</text:span> file</text:p>
      <text:p text:style-name="P12"/>
      <text:p text:style-name="P12">LOAD DATA LOCAL INPATH '${env:HOME}/sales.2010'</text:p>
      <text:p text:style-name="P12">INTO TABLE sales</text:p>
      <text:p text:style-name="P12">PARTITION (year=2010,country='USA');</text:p>
      <text:p text:style-name="P12"/>
      <text:p text:style-name="P12">LOAD DATA <text:span text:style-name="T15">LOCAL</text:span> INPATH '${env:HOME}/sales.2010'</text:p>
      <text:p text:style-name="P12">INTO TABLE sales</text:p>
      <text:p text:style-name="P12">PARTITION (year=2010,country='EU');</text:p>
      <text:p text:style-name="P12"/>
      <text:p text:style-name="P12">hive&gt; dfs -ls -R /user/hive/warehouse/sales.db;</text:p>
      <text:p text:style-name="P12">drwxrwxrwx <text:s text:c="2"/>- cloudera supergroup <text:s text:c="9"/>0 2016-03-28 20:11 /user/hive/warehouse/sales.db/sales</text:p>
      <text:p text:style-name="P12">drwxrwxrwx <text:s text:c="2"/>- cloudera supergroup <text:s text:c="9"/>0 2016-03-28 20:11 /user/hive/warehouse/sales.db/sales/year=2010</text:p>
      <text:p text:style-name="P12">drwxrwxrwx <text:s text:c="2"/>- cloudera supergroup <text:s text:c="9"/>0 2016-03-28 20:11 /user/hive/warehouse/sales.db/sales/year=2010/country=EU</text:p>
      <text:p text:style-name="P12">-rwxrwxrwx <text:s text:c="2"/>1 cloudera supergroup <text:s text:c="7"/>151 2016-03-28 20:11 /user/hive/warehouse/sales.db/sales/year=2010/country=EU/sales.2010</text:p>
      <text:p text:style-name="P12">drwxrwxrwx <text:s text:c="2"/>- cloudera supergroup <text:s text:c="9"/>0 2016-03-28 20:11 /user/hive/warehouse/sales.db/sales/year=2010/country=USA</text:p>
      <text:p text:style-name="P12">-rwxrwxrwx <text:s text:c="2"/>1 cloudera supergroup <text:s text:c="7"/>151 2016-03-28 20:11 /user/hive/warehouse/sales.db/sales/year=2010/country=USA/sales.2010</text:p>
      <text:p text:style-name="P17"/>
      <text:p text:style-name="P17">Load Partitioned, Managed Tables from HDFS file ( moves the files from original location)</text:p>
      <text:p text:style-name="P12"/>
      <text:p text:style-name="P12">LOAD DATA <text:s/><text:span text:style-name="T15">INPATH '/user/poc/txt/sales.2011'</text:span></text:p>
      <text:p text:style-name="P12">INTO TABLE sales</text:p>
      <text:p text:style-name="P12">PARTITION <text:span text:style-name="T15">(year=2011,country='USA')</text:span>;</text:p>
      <text:p text:style-name="P12"/>
      <text:p text:style-name="P12">hive&gt; dfs -ls -R /user/hive/warehouse/sales.db;</text:p>
      <text:p text:style-name="P12">drwxrwxrwx <text:s text:c="2"/>- cloudera supergroup <text:s text:c="9"/>0 2016-03-28 20:18 /user/hive/warehouse/sales.db/sales</text:p>
      <text:p text:style-name="P12">drwxrwxrwx <text:s text:c="2"/>- cloudera supergroup <text:s text:c="9"/>0 2016-03-28 20:15 /user/hive/warehouse/sales.db/sales/year=2010</text:p>
      <text:p text:style-name="P12">drwxrwxrwx <text:s text:c="2"/>- cloudera supergroup <text:s text:c="9"/>0 2016-03-28 20:15 /user/hive/warehouse/sales.db/sales/year=2010/country=EU</text:p>
      <text:p text:style-name="P12">-rwxrwxrwx <text:s text:c="2"/>1 cloudera supergroup <text:s text:c="7"/>151 2016-03-28 20:15 /user/hive/warehouse/sales.db/sales/year=2010/country=EU/sales.2010</text:p>
      <text:p text:style-name="P12">drwxrwxrwx <text:s text:c="2"/>- cloudera supergroup <text:s text:c="9"/>0 2016-03-28 20:13 /user/hive/warehouse/sales.db/sales/year=2010/country=USA</text:p>
      <text:p text:style-name="P12">-rwxrwxrwx <text:s text:c="2"/>1 cloudera supergroup <text:s text:c="7"/>151 2016-03-28 20:13 /user/hive/warehouse/sales.db/sales/year=2010/country=USA/sales.2010</text:p>
      <text:p text:style-name="P12">drwxrwxrwx <text:s text:c="2"/>- cloudera supergroup <text:s text:c="9"/>0 2016-03-28 20:18 /user/hive/warehouse/sales.db/sales/year=2011</text:p>
      <text:p text:style-name="P12">drwxrwxrwx <text:s text:c="2"/>- cloudera supergroup <text:s text:c="9"/>0 2016-03-28 20:18 /user/hive/warehouse/sales.db/sales/year=2011/country=USA</text:p>
      <text:p text:style-name="P12">-rwxrwxrwx <text:s text:c="2"/>1 cloudera supergroup <text:s text:c="7"/>302 2016-03-28 20:17 /user/hive/warehouse/sales.db/sales/year=2011/country=USA/sales.2011</text:p>
      <text:p text:style-name="P12"/>
      <text:p text:style-name="P12"/>
      <text:p text:style-name="P17"/>
      <text:p text:style-name="P17">Analyze Partitioned table for partition</text:p>
      <text:p text:style-name="P17"/>
      <text:p text:style-name="P12">Analyze TABLE sales partition(year=2010,country="USA") <text:span text:style-name="T15">compute STATISTICS</text:span>;</text:p>
      <text:p text:style-name="P12"/>
      <text:p text:style-name="P12"><text:span text:style-name="T15">show</text:span> partitions sales</text:p>
      <text:p text:style-name="P12">+-------+---------+-------+--------+------+--------------+-------------------+--------+-------------------+------------------------------------------------------------------------------------------+</text:p>
      <text:p text:style-name="P12">| year <text:s/>| country | #Rows | #Files | Size | Bytes Cached | Cache Replication | Format | Incremental stats | Location <text:s text:c="80"/>|</text:p>
      <text:p text:style-name="P12">+-------+---------+-------+--------+------+--------------+-------------------+--------+-------------------+------------------------------------------------------------------------------------------+</text:p>
      <text:p text:style-name="P12">| 2010 <text:s/>| EU <text:s text:c="5"/>| 0 <text:s text:c="4"/>| 1 <text:s text:c="5"/>| 151B | NOT CACHED <text:s text:c="2"/>| NOT CACHED <text:s text:c="7"/>| TEXT <text:s text:c="2"/>| false <text:s text:c="12"/>| hdfs://quickstart.cloudera:8020/user/hive/warehouse/sales.db/sales/year=2010/country=EU <text:s/>|</text:p>
      <text:p text:style-name="P12">| 2010 <text:s/>| USA <text:s text:c="4"/>| <text:span text:style-name="T15">10</text:span> <text:s text:c="3"/>| 1 <text:s text:c="5"/>| 151B | NOT CACHED <text:s text:c="2"/>| NOT CACHED <text:s text:c="7"/>| TEXT <text:s text:c="2"/>| false <text:s text:c="12"/>| hdfs://quickstart.cloudera:8020/user/hive/warehouse/sales.db/sales/year=2010/country=USA |</text:p>
      <text:p text:style-name="P12">| 2011 <text:s/>| USA <text:s text:c="4"/>| 0 <text:s text:c="4"/>| 1 <text:s text:c="5"/>| 302B | NOT CACHED <text:s text:c="2"/>| NOT CACHED <text:s text:c="7"/>| TEXT <text:s text:c="2"/>| false <text:s text:c="12"/>| hdfs://quickstart.cloudera:8020/user/hive/warehouse/sales.db/sales/year=2011/country=USA |</text:p>
      <text:p text:style-name="P12">| Total | <text:s text:c="8"/>| -1 <text:s text:c="3"/>| 3 <text:s text:c="5"/>| 604B | 0B <text:s text:c="10"/>| <text:s text:c="18"/>| <text:s text:c="7"/>| <text:s text:c="18"/>| <text:s text:c="89"/>|</text:p>
      <text:p text:style-name="P12">+-------+---------+-------+--------+------+--------------+-------------------+--------+-------------------+------------------------------------------------------------------------------------------+</text:p>
      <text:p text:style-name="P12">Fetched 4 row(s) in 5.55s</text:p>
      <text:p text:style-name="P17"/>
      <text:p text:style-name="P17">Non-Partitioned, External Tables</text:p>
      <text:p text:style-name="P12">DROP TABLE sales_ext;</text:p>
      <text:p text:style-name="P12">CREATE EXTERNAL TABLE sales_ext(</text:p>
      <text:p text:style-name="P12">product_id INT,</text:p>
      <text:p text:style-name="P12">qty <text:s text:c="7"/>BIGINT,</text:p>
      <text:p text:style-name="P12">amt <text:s text:c="7"/>DOUBLE</text:p>
      <text:p text:style-name="P12">)</text:p>
      <text:p text:style-name="P12">ROW FORMAT DELIMITED</text:p>
      <text:p text:style-name="P12">FIELDS <text:s text:c="4"/>TERMINATED BY ','</text:p>
      <text:p text:style-name="P12">STORED AS <text:s/>TEXTFILE</text:p>
      <text:p text:style-name="P12"><text:span text:style-name="T15">LOCATION</text:span> '/user/hive/warehouse/sales.db/sales_ext'</text:p>
      <text:p text:style-name="P12">;</text:p>
      <text:p text:style-name="P12"/>
      <text:p text:style-name="P17">Partitioned, External Tables</text:p>
      <text:p text:style-name="P12">DROP TABLE sales_ext_part;</text:p>
      <text:p text:style-name="P12">CREATE EXTERNAL TABLE sales_ext_part(</text:p>
      <text:p text:style-name="P12">product_id INT,</text:p>
      <text:p text:style-name="P12">qty <text:s text:c="7"/>BIGINT,</text:p>
      <text:p text:style-name="P12">amt <text:s text:c="7"/>DOUBLE</text:p>
      <text:p text:style-name="P12">)</text:p>
      <text:p text:style-name="P12">PARTITIONED BY (year INT, country STRING)</text:p>
      <text:p text:style-name="P12">ROW FORMAT DELIMITED</text:p>
      <text:p text:style-name="P12">FIELDS <text:s text:c="4"/>TERMINATED BY ','</text:p>
      <text:p text:style-name="P12">STORED AS <text:s/>TEXTFILE</text:p>
      <text:p text:style-name="P12">;</text:p>
      <text:p text:style-name="P17">To Add partition to Partitioned, External Tables</text:p>
      <text:p text:style-name="P12">ALTER TABLE sales_ext_part ADD PARTITION(year=2010,country='USA') LOCATION '/user/poc/txt/2010/';</text:p>
      <text:p text:style-name="P12">ALTER TABLE sales_ext_part ADD PARTITION(year=2011,country='USA') LOCATION '/user/poc/txt/2011/';</text:p>
      <text:p text:style-name="P12">ALTER TABLE sales_ext_part ADD PARTITION(year=2012,country='USA') LOCATION '/user/poc/txt/2012/';</text:p>
      <text:p text:style-name="P12"/>
      <text:p text:style-name="P12">Analyze TABLE sales_ext_part partition(year=2010,country="USA") <text:span text:style-name="T15">compute STATISTICS</text:span>;</text:p>
      <text:p text:style-name="P17">To Change Partition of <text:s/>External Tables to point to different location ( s3n or hdfs)</text:p>
      <text:p text:style-name="P12">ALTER TABLE sales_ext_part PARTITION(year=2010,country='USA') <text:span text:style-name="T15">SET LOCATION</text:span> 'fs://user/poc/txt/arch/2011/' ;</text:p>
      <text:p text:style-name="P17">To See <text:s/>Partition information of table</text:p>
      <text:p text:style-name="P12">describe <text:span text:style-name="T15">formatted</text:span> sales_ext_part <text:span text:style-name="T15">PARTITION</text:span>(year=2010,country='USA');</text:p>
      <text:p text:style-name="P12"/>
      <text:p text:style-name="P12"># Detailed Partition Information<text:tab/> <text:tab/> </text:p>
      <text:p text:style-name="P12">Partition Value: <text:s text:c="3"/><text:tab/>[2010, USA] <text:s text:c="8"/><text:tab/> </text:p>
      <text:p text:style-name="P12">Database: <text:s text:c="10"/><text:tab/>default <text:s text:c="12"/><text:tab/> </text:p>
      <text:p text:style-name="P12">Table: <text:s text:c="13"/><text:tab/>sales_ext_part <text:s text:c="5"/><text:tab/> </text:p>
      <text:p text:style-name="P12">CreateTime: <text:s text:c="8"/><text:tab/>Wed Mar 30 17:46:45 PDT 2016<text:tab/> </text:p>
      <text:p text:style-name="P12">LastAccessTime: <text:s text:c="4"/><text:tab/>UNKNOWN <text:s text:c="12"/><text:tab/> </text:p>
      <text:p text:style-name="P12">Protect Mode: <text:s text:c="6"/><text:tab/>None <text:s text:c="15"/><text:tab/> </text:p>
      <text:p text:style-name="P12">Location: <text:s text:c="10"/><text:tab/><text:span text:style-name="T15">fs://user/poc/txt/arch/2011/</text:span><text:tab/> </text:p>
      <text:p text:style-name="P12">Partition Parameters:<text:tab/> <text:tab/> </text:p>
      <text:p text:style-name="P12"><text:tab/>COLUMN_STATS_ACCURATE<text:tab/>true <text:s text:c="15"/></text:p>
      <text:p text:style-name="P12"><text:tab/>last_modified_by <text:s text:c="3"/><text:tab/>cloudera <text:s text:c="11"/></text:p>
      <text:p text:style-name="P12"><text:tab/>last_modified_time <text:s/><text:tab/>1459388472 <text:s text:c="9"/></text:p>
      <text:p text:style-name="P12"><text:tab/>numFiles <text:s text:c="11"/><text:tab/>1 <text:s text:c="18"/></text:p>
      <text:p text:style-name="P12"><text:tab/>numRows <text:s text:c="12"/><text:tab/>10 <text:s text:c="17"/></text:p>
      <text:p text:style-name="P12"><text:tab/>rawDataSize <text:s text:c="8"/><text:tab/>141 <text:s text:c="16"/></text:p>
      <text:p text:style-name="P12"><text:tab/>totalSize <text:s text:c="10"/><text:tab/>151 <text:s text:c="16"/></text:p>
      <text:p text:style-name="P12"><text:tab/>transient_lastDdlTime<text:tab/>1459388472 <text:s text:c="3"/></text:p>
      <text:p text:style-name="P17">To archive the <text:s/>Partition </text:p>
      <text:p text:style-name="P16">ALTER TABLE sales_ext_part <text:span text:style-name="T15">ARCHIVE</text:span> PARTITION(year=2012,country='USA');</text:p>
      <text:p text:style-name="P12"/>
      <text:p text:style-name="P17">To Make <text:s/>Partition undroppable</text:p>
      <text:p text:style-name="P17"/>
      <text:p text:style-name="P16">ALTER TABLE sales_ext_part PARTITION(year=2012,country='USA') <text:s/>ENABLE NO_DROP;</text:p>
      <text:p text:style-name="P16"/>
      <text:p text:style-name="P17"><text:s/>Customizing Table Storage Formats</text:p>
      <text:p text:style-name="P12"/>
      <text:p text:style-name="P12"><text:span text:style-name="T23">CREATE TABLE </text:span><text:span text:style-name="T32">kst</text:span></text:p>
      <text:p text:style-name="P12"><text:span text:style-name="T32">PARTITIONED </text:span><text:span text:style-name="T23">BY </text:span>(<text:span text:style-name="T32">ds string</text:span>)</text:p>
      <text:p text:style-name="P12"><text:span text:style-name="T23">ROW </text:span><text:span text:style-name="T37">FORMAT SERDE</text:span><text:span text:style-name="T32"> </text:span><text:span text:style-name="T39">'com.linkedin.haivvreo.AvroSerDe'</text:span></text:p>
      <text:p text:style-name="P12"><text:span text:style-name="T23">WITH </text:span><text:span text:style-name="T37">SERDEPROPERTIES</text:span><text:span text:style-name="T32"> </text:span>(<text:span text:style-name="T39">'schema.url'</text:span><text:span text:style-name="T17">=</text:span><text:span text:style-name="T39">'http://schema_provider/kst.avsc'</text:span>)</text:p>
      <text:p text:style-name="P12"><text:span text:style-name="T32">STORED </text:span><text:span text:style-name="T23">AS</text:span></text:p>
      <text:p text:style-name="P12"><text:span text:style-name="T37">INPUTFORMAT</text:span><text:span text:style-name="T32"> </text:span><text:span text:style-name="T39">'com.linkedin.haivvreo.AvroContainerInputFormat'</text:span></text:p>
      <text:p text:style-name="P12"><text:span text:style-name="T38">OUTPUTFORMAT</text:span><text:span text:style-name="T36"> </text:span><text:span text:style-name="T40">'com.linkedin.haivvreo.AvroContainerOutputFormat'</text:span><text:span text:style-name="T5">;</text:span></text:p>
      <text:p text:style-name="P12"/>
      <text:p text:style-name="P12"/>
      <text:p text:style-name="P17">To Make <text:s/>Bucket Table </text:p>
      <text:p text:style-name="P12">set hive.enforce.<text:span text:style-name="T15">bucketing=true;</text:span></text:p>
      <text:p text:style-name="P12"/>
      <text:p text:style-name="P12"/>
      <text:p text:style-name="P28">CREATE TABLE IF NOT EXISTS stocks_bkt (</text:p>
      <text:p text:style-name="P28">exchange STRING,</text:p>
      <text:p text:style-name="P28">symbol STRING,</text:p>
      <text:p text:style-name="P28">ymd STRING,</text:p>
      <text:p text:style-name="P28">price_open FLOAT,</text:p>
      <text:p text:style-name="P28">price_high FLOAT,</text:p>
      <text:p text:style-name="P28">price_low FLOAT,</text:p>
      <text:p text:style-name="P28">price_close FLOAT,</text:p>
      <text:p text:style-name="P28">volume INT,</text:p>
      <text:p text:style-name="P28">price_adj_close FLOAT)</text:p>
      <text:p text:style-name="P28"><text:span text:style-name="T15">CLUSTERED BY</text:span> (exchange, symbol)</text:p>
      <text:p text:style-name="P28"><text:span text:style-name="T15">SORTED BY</text:span> (ymd ASC)</text:p>
      <text:p text:style-name="P29">INTO 96 BUCKETS</text:p>
      <text:p text:style-name="P28">ROW FORMAT DELIMITED FIELDS TERMINATED BY ','</text:p>
      <text:p text:style-name="P28"><text:span text:style-name="T46">LOCATION '/user/poc/stocks_bkt';</text:span></text:p>
      <text:p text:style-name="P28"/>
      <text:p text:style-name="P17">Load Data into Bucket Tables </text:p>
      <text:p text:style-name="P28">INSERT INTO stocks_bkt</text:p>
      <text:p text:style-name="P28">SELECT * FROM stock_ext;</text:p>
      <text:p text:style-name="P28"/>
      <text:p text:style-name="P28"/>
      <text:p text:style-name="P28"/>
      <text:p text:style-name="P17">Inserting Data into Tables from Queries</text:p>
      <text:p text:style-name="P12"/>
      <text:p text:style-name="P12">INSERT <text:span text:style-name="T15">OVERWRITE TABLE</text:span> Sales PARTITION(year=2015,country='USA')</text:p>
      <text:p text:style-name="P12">SELECT * FROM sales_stage;</text:p>
      <text:p text:style-name="P12"/>
      <text:p text:style-name="P17">*** ALTERNATE INSERT - Scan Input Data Once and Split it multiple way into Partition <text:s/></text:p>
      <text:p text:style-name="P17"/>
      <text:p text:style-name="P29">FROM staged_employees se</text:p>
      <text:p text:style-name="P28">INSERT OVERWRITE TABLE employees</text:p>
      <text:p text:style-name="P28">PARTITION (country = 'US', state = 'OR')</text:p>
      <text:p text:style-name="P29">SELECT * WHERE se.cnty = 'US' AND se.st = 'OR'</text:p>
      <text:p text:style-name="P28">INSERT OVERWRITE TABLE employees</text:p>
      <text:p text:style-name="P28">PARTITION (country = 'US', state = 'CA')</text:p>
      <text:p text:style-name="P28">SELECT * WHERE se.cnty = 'US' AND se.st = 'CA'</text:p>
      <text:p text:style-name="P28">INSERT OVERWRITE TABLE employees</text:p>
      <text:p text:style-name="P28">PARTITION (country = 'US', state = 'IL')</text:p>
      <text:p text:style-name="P28">SELECT * WHERE se.cnty = 'US' AND se.st = 'IL';</text:p>
      <text:p text:style-name="P28"/>
      <text:p text:style-name="P28"><text:span text:style-name="T4"/></text:p>
      <text:p text:style-name="P17">Dynamic Partition Inserts</text:p>
      <text:p text:style-name="P28">INSERT OVERWRITE TABLE employees</text:p>
      <text:p text:style-name="P28">PARTITION (<text:span text:style-name="T15">country = 'US', state</text:span>)</text:p>
      <text:p text:style-name="P28">SELECT ..., <text:span text:style-name="T10">se.cnty, se.st</text:span></text:p>
      <text:p text:style-name="P28">FROM staged_employees se</text:p>
      <text:p text:style-name="P28">WHERE se.cnty = 'US';</text:p>
      <text:p text:style-name="P28"/>
      <text:p text:style-name="P28">FROM sales</text:p>
      <text:p text:style-name="P28"><text:s/>INSERT INTO sales_ext_part partition(year,country)</text:p>
      <text:p text:style-name="P28"><text:s text:c="3"/>SELECT product_id,qty,amt,year,country WHERE year=2010;</text:p>
      <text:p text:style-name="P28"/>
      <text:p text:style-name="P17">***Dynamic Partition Inserts WITH ALTERNATE INSERT - Scan Input Data Once and Split it multiple way into Partition <text:s/></text:p>
      <text:p text:style-name="P28">CREATE TABLE IF NOT EXISTS sales_2010 LIKE sales_ext_part;</text:p>
      <text:p text:style-name="P28">CREATE TABLE IF NOT EXISTS sales_2011 LIKE sales_ext_part;</text:p>
      <text:p text:style-name="P28"/>
      <text:p text:style-name="P29">FROM sales s</text:p>
      <text:p text:style-name="P28">INSERT INTO TABLE sales_2010 <text:span text:style-name="T15">PARTITION(year,country)</text:span></text:p>
      <text:p text:style-name="P28">SELECT product_id,qty,amt,year,country WHERE year=2010 and country='USA'</text:p>
      <text:p text:style-name="P28">INSERT INTO TABLE sales_2011 PARTITION(year,country)</text:p>
      <text:p text:style-name="P28">SELECT product_id,qty,amt,year,country WHERE year=2011 and country='USA' <text:span text:style-name="T4">;</text:span></text:p>
      <text:p text:style-name="P28"/>
      <text:p text:style-name="P17">Exporting Data</text:p>
      <text:p text:style-name="P17"/>
      <text:p text:style-name="P12">INSERT OVERWRITE <text:span text:style-name="T15">LOCAL DIRECTORY </text:span>'/home/cloudera/hive_sal_export/'</text:p>
      <text:p text:style-name="P12">SELECT 'sales_ext_part' tname,spe.*</text:p>
      <text:p text:style-name="P12"><text:s text:c="2"/>FROM sales_ext_part spe</text:p>
      <text:p text:style-name="P12">UNION ALL</text:p>
      <text:p text:style-name="P12">SELECT 'sales' tname,s.*</text:p>
      <text:p text:style-name="P12"><text:s text:c="2"/>FROM sales s;</text:p>
      <text:p text:style-name="P12"/>
      <text:p text:style-name="P12"/>
      <text:p text:style-name="P17">Selecting Data from Array collection</text:p>
      <text:p text:style-name="P28">SELECT name, subordinates<text:span text:style-name="T15">[0]</text:span> FROM employees</text:p>
      <text:p text:style-name="P17"/>
      <text:p text:style-name="P17">Selecting Data from MAP Element</text:p>
      <text:p text:style-name="P28">SELECT name, <text:span text:style-name="T15">tax["Stat"]</text:span> FROM employees;</text:p>
      <text:p text:style-name="P28"/>
      <text:p text:style-name="P17">Selecting Data from STRUCT collectio</text:p>
      <text:p text:style-name="P28">SELECT name, <text:span text:style-name="T15">address.city</text:span> FROM employees</text:p>
      <text:p text:style-name="P28"/>
      <text:p text:style-name="P17">Specify Columns with Regular Expressions</text:p>
      <text:p text:style-name="P28"/>
      <text:p text:style-name="P28">SELECT symbol, <text:span text:style-name="T15">`price.*`</text:span> FROM stocks</text:p>
      <text:p text:style-name="P28"/>
      <text:p text:style-name="P28"/>
      <text:p text:style-name="P28">SELECT upper(name),address.city,salary,</text:p>
      <text:p text:style-name="P28"><text:s text:c="7"/>deductions["Federal Taxes"],</text:p>
      <text:p text:style-name="P28"><text:s text:c="7"/>round(salary * (1 - deductions["Federal Taxes"]))</text:p>
      <text:p text:style-name="P28"><text:s text:c="2"/>FROM emp_txt;</text:p>
      <text:p text:style-name="P28"/>
      <text:p text:style-name="P28"/>
      <text:p text:style-name="P17">Table generating functions</text:p>
      <text:p text:style-name="P19">explode() takes an ONLY array or a map as a parameter</text:p>
      <text:p text:style-name="P28"/>
      <text:p text:style-name="P28"><text:span text:style-name="T46">hive&gt; select </text:span><text:span text:style-name="T16">explode</text:span><text:span text:style-name="T46">(subordinates) from emp_txt; <text:s/>=&gt; FOR ARRAY</text:span></text:p>
      <text:p text:style-name="P28"><text:span text:style-name="T46">Mary Smith</text:span></text:p>
      <text:p text:style-name="P28"><text:span text:style-name="T46">Todd Jones</text:span></text:p>
      <text:p text:style-name="P28"><text:span text:style-name="T46">Bill King</text:span></text:p>
      <text:p text:style-name="P28"><text:span text:style-name="T46">John Doe</text:span></text:p>
      <text:p text:style-name="P28"><text:span text:style-name="T46">Fred Finance</text:span></text:p>
      <text:p text:style-name="P28"><text:span text:style-name="T46">Stacy Accountant</text:span></text:p>
      <text:p text:style-name="P28"><text:span text:style-name="T46"/></text:p>
      <text:p text:style-name="P28"/>
      <text:p text:style-name="P28">hive&gt; select explode(deductions) from emp_txt; <text:s/>==&gt; FOR MAP <text:span text:style-name="T15">Gives with Keys</text:span></text:p>
      <text:p text:style-name="P28"><text:span text:style-name="T15">Federal Taxes</text:span><text:tab/>0.2</text:p>
      <text:p text:style-name="P28">State Taxes<text:tab/>0.05</text:p>
      <text:p text:style-name="P28">Insurance<text:tab/>0.1</text:p>
      <text:p text:style-name="P28">Federal Taxes<text:tab/>0.2</text:p>
      <text:p text:style-name="P28">State Taxes<text:tab/>0.05</text:p>
      <text:p text:style-name="P28">Insurance<text:tab/>0.1</text:p>
      <text:p text:style-name="P28">Federal Taxes<text:tab/>0.15</text:p>
      <text:p text:style-name="P28">State Taxes<text:tab/>0.03</text:p>
      <text:p text:style-name="P28"/>
      <text:p text:style-name="P28"><text:span text:style-name="T46">SELECT </text:span><text:span text:style-name="T16">parse_url_tuple</text:span><text:span text:style-name="T46">('http://finance.yahoo.com/q?s=btu', 'HOST', 'PATH', 'QUERY') as (host, path, query)</text:span></text:p>
      <text:p text:style-name="P28"><text:span text:style-name="T46"><text:s text:c="4"/>&gt; <text:s/>FROM src;</text:span></text:p>
      <text:p text:style-name="P28"><text:span text:style-name="T46">Host <text:s text:c="17"/>Path <text:s text:c="3"/>Query</text:span></text:p>
      <text:p text:style-name="P28"><text:span text:style-name="T46">finance.yahoo.com<text:tab/>/q<text:tab/> <text:s/>s=btu</text:span></text:p>
      <text:p text:style-name="P28"><text:span text:style-name="T46"/></text:p>
      <text:p text:style-name="P28"><text:span text:style-name="T46"/></text:p>
      <text:p text:style-name="P28"><text:span text:style-name="T46">select concat_ws('|',"hi","hello") from src;</text:span></text:p>
      <text:p text:style-name="P28"><text:span text:style-name="T46"/></text:p>
      <text:p text:style-name="P28"><text:span text:style-name="T46">hive&gt; select split("Hi Hello How"," ") from src;</text:span></text:p>
      <text:p text:style-name="P28"><text:span text:style-name="T46">OK</text:span></text:p>
      <text:p text:style-name="P28"><text:span text:style-name="T46">["Hi","Hello","How"]</text:span></text:p>
      <text:p text:style-name="P28"><text:span text:style-name="T46"/></text:p>
      <text:p text:style-name="P28"><text:span text:style-name="T46">SELECT a.ymd, a.price_close as apple_price, b.price_close as ibm_price</text:span></text:p>
      <text:p text:style-name="P28"><text:span text:style-name="T46"><text:s text:c="2"/>FROM stocks_bkt a </text:span></text:p>
      <text:p text:style-name="P28"><text:span text:style-name="T46"><text:s text:c="2"/>JOIN </text:span></text:p>
      <text:p text:style-name="P28"><text:span text:style-name="T46"><text:s text:c="7"/>stocks_bkt b </text:span></text:p>
      <text:p text:style-name="P28"><text:span text:style-name="T46"><text:s text:c="4"/>ON a.ymd = b.ymd</text:span></text:p>
      <text:p text:style-name="P28"><text:span text:style-name="T46"><text:s/>WHERE a.symbol = 'AAPL' </text:span></text:p>
      <text:p text:style-name="P28"><text:span text:style-name="T46"><text:s text:c="3"/>AND b.symbol = 'IBM';</text:span></text:p>
      <text:p text:style-name="P28"><text:span text:style-name="T46"/></text:p>
      <text:p text:style-name="P28"><text:span text:style-name="T46"/></text:p>
      <text:p text:style-name="P17">When joining three or more tables, <text:span text:style-name="T15">if every ON clause uses the same join</text:span></text:p>
      <text:p text:style-name="P18">key, a single MapReduce job will be used.</text:p>
      <text:p text:style-name="P17">For ex.</text:p>
      <text:p text:style-name="P17"/>
      <text:p text:style-name="P28"><text:span text:style-name="T46">SELECT a.ymd, a.price_close, b.price_close , c.price_close</text:span></text:p>
      <text:p text:style-name="P28"><text:span text:style-name="T46"><text:s text:c="2"/>FROM stocks_bkt a </text:span></text:p>
      <text:p text:style-name="P28"><text:span text:style-name="T46"><text:s text:c="2"/>JOIN stocks_bkt b ON a.ymd = b.ymd</text:span></text:p>
      <text:p text:style-name="P28"><text:span text:style-name="T46"><text:s text:c="2"/>JOIN stocks_bkt c ON a.ymd = c.ymd</text:span></text:p>
      <text:p text:style-name="P28"><text:span text:style-name="T46"><text:s/>WHERE a.symbol = 'AAPL' </text:span></text:p>
      <text:p text:style-name="P28"><text:span text:style-name="T46"><text:s text:c="3"/>AND b.symbol = 'IBM' </text:span></text:p>
      <text:p text:style-name="P23"><text:s text:c="3"/><text:span text:style-name="T35"><text:s/>AND c.symbol = 'GE';</text:span></text:p>
      <text:p text:style-name="P17"/>
      <text:p text:style-name="P9"><text:s/>Hive also assumes that the last <text:s/>table in the query is the largest . It attempts to buffer the</text:p>
      <text:p text:style-name="P9">other tables and then stream the last table through, while performing joins on individual</text:p>
      <text:p text:style-name="P8">records. Therefore, you should structure your join queries so the<text:span text:style-name="T15"> largest table is last.</text:span></text:p>
      <text:p text:style-name="P17"/>
      <text:p text:style-name="P30"/>
      <text:p text:style-name="P30">SELECT s.ymd, s.symbol, s.price_close</text:p>
      <text:p text:style-name="P30"><text:s text:c="2"/>FROM stocks s LEFT SEMI JOIN dividends d ON s.ymd = d.ymd AND s.symbol = d.symbol;</text:p>
      <text:p text:style-name="P30"/>
      <text:p text:style-name="P22">The reason semi-joins are more efficient than the more general inner join is as follows.</text:p>
      <text:p text:style-name="P9">For a given record in the lefthand table, Hive can <text:span text:style-name="T15">stop looking for matching records in</text:span></text:p>
      <text:p text:style-name="P9"><text:span text:style-name="T15">the righthand table as soon as any <text:s/>match is found</text:span>. At that point, the selected columns</text:p>
      <text:p text:style-name="P8">from the lefthand table record can be projected.</text:p>
      <text:p text:style-name="P17"/>
      <text:p text:style-name="P17">Map-side Joins</text:p>
      <text:p text:style-name="P9">If all but one table is small, the largest table can be streamed through the mappers while</text:p>
      <text:p text:style-name="P9">the small tables are cached in memory. Hive can do all the joining map-side, since it</text:p>
      <text:p text:style-name="P9">can look up every possible match against the small tables in memory, thereby eliminating</text:p>
      <text:p text:style-name="P8">the reduce step required in the more common join scenarios.</text:p>
      <text:p text:style-name="P17"/>
      <text:p text:style-name="P9"><text:span text:style-name="T23">set </text:span><text:span text:style-name="T32">hive</text:span>.<text:span text:style-name="T32">optimize</text:span>.<text:span text:style-name="T32">bucketmapjoin</text:span><text:span text:style-name="T17">=</text:span><text:span text:style-name="T23">true</text:span>;</text:p>
      <text:p text:style-name="P9"/>
      <text:p text:style-name="P3"><text:s/>If the bucketed tables actually have the same number of buckets and the data is sorted</text:p>
      <text:p text:style-name="P3">by the join/bucket keys, then Hive can perform an even faster sort-merge join. Once</text:p>
      <text:p text:style-name="P3">again, properties must be set to enable the optimization:</text:p>
      <text:p text:style-name="P3"/>
      <text:p text:style-name="P10">set hive.input.format=org.apache.hadoop.hive.ql.io.BucketizedHiveInputFormat;</text:p>
      <text:p text:style-name="P10">set hive.optimize.bucketmapjoin=true;</text:p>
      <text:p text:style-name="P10">set hive.optimize.bucketmapjoin.sortedmerge=true;</text:p>
      <text:p text:style-name="P10"/>
      <text:p text:style-name="P10"/>
      <text:p text:style-name="P17">DISTRIBUTE BY with SORT BY <text:s/>= <text:s/>CLUSTER BY</text:p>
      <text:p text:style-name="P3">To Partition the Map Reduce Data <text:s/></text:p>
      <text:p text:style-name="P10"/>
      <text:p text:style-name="P2"><text:span text:style-name="T42">DISTRIBUTE BY </text:span><text:span text:style-name="T43">works similar to </text:span><text:span text:style-name="T42">GROUP BY </text:span><text:span text:style-name="T43">in the sense that it controls how reducers</text:span></text:p>
      <text:p text:style-name="P7"><text:span text:style-name="T43">receive rows for processing, while </text:span><text:span text:style-name="T42">SORT BY </text:span><text:span text:style-name="T43">controls the sorting of data inside the reducer.</text:span></text:p>
      <text:p text:style-name="P7"><text:span text:style-name="T43"/></text:p>
      <text:p text:style-name="P7"><text:span text:style-name="T43"/></text:p>
      <text:p text:style-name="P7"><text:span text:style-name="T43"/></text:p>
      <text:p text:style-name="P7"><text:span text:style-name="T43">Index</text:span></text:p>
      <text:p text:style-name="P7"><text:span text:style-name="T43"/></text:p>
      <text:p text:style-name="P33">CREATE INDEX employees_index</text:p>
      <text:p text:style-name="P33">ON TABLE employees (country)</text:p>
      <text:p text:style-name="P33">AS 'org.apache.hadoop.hive.ql.index.compact.CompactIndexHandler'</text:p>
      <text:p text:style-name="P33">WITH DEFERRED REBUILD</text:p>
      <text:p text:style-name="P33">IDXPROPERTIES ('creator = 'me', 'created_at' = 'some_time')</text:p>
      <text:p text:style-name="P34">IN TABLE employees_index_table</text:p>
      <text:p text:style-name="P33">PARTITIONED BY (country, name)</text:p>
      <text:p text:style-name="P33">COMMENT 'Employees indexed by country and name.';</text:p>
      <text:p text:style-name="P33"><text:span text:style-name="T45"/></text:p>
      <text:p text:style-name="P33">CREATE INDEX employees_index</text:p>
      <text:p text:style-name="P33">ON TABLE employees (country)</text:p>
      <text:p text:style-name="P34">AS 'BITMAP'</text:p>
      <text:p text:style-name="P33">WITH DEFERRED REBUILD</text:p>
      <text:p text:style-name="P33">IDXPROPERTIES ('creator = 'me', 'created_at' = 'some_time')</text:p>
      <text:p text:style-name="P33">IN TABLE employees_index_table</text:p>
      <text:p text:style-name="P33">PARTITIONED BY (country, name)</text:p>
      <text:p text:style-name="P33">COMMENT 'Employees indexed by country and name.';</text:p>
      <text:p text:style-name="P33"><text:span text:style-name="T45"/></text:p>
      <text:p text:style-name="P33"><text:span text:style-name="T45"/></text:p>
      <text:p text:style-name="P33">ALTER INDEX employees_index</text:p>
      <text:p text:style-name="P33">ON TABLE employees</text:p>
      <text:p text:style-name="P33">PARTITION (country = 'US')</text:p>
      <text:p text:style-name="P33">REBUILD</text:p>
      <text:p text:style-name="P33"/>
      <text:p text:style-name="P33">SHOW <text:span text:style-name="T49">FORMATTED INDEX ON employees;</text:span></text:p>
      <text:p text:style-name="P33"><text:span text:style-name="T49"/></text:p>
      <text:p text:style-name="P35"/>
      <text:p text:style-name="P35">CREATE EXTERNAL TABLE sales_ext_part_stg(</text:p>
      <text:p text:style-name="P35">product_id INT,</text:p>
      <text:p text:style-name="P35">qty <text:s text:c="7"/>INT,</text:p>
      <text:p text:style-name="P35">amt <text:s text:c="7"/>DOUBLE</text:p>
      <text:p text:style-name="P35">)</text:p>
      <text:p text:style-name="P35">PARTITIONED BY (day INT)</text:p>
      <text:p text:style-name="P35">ROW <text:s text:c="3"/>FORMAT DELIMITED </text:p>
      <text:p text:style-name="P35">FIELDS TERMINATED BY ','</text:p>
      <text:p text:style-name="P35">STORED AS TEXTFILE</text:p>
      <text:p text:style-name="P35">;</text:p>
      <text:p text:style-name="P35"/>
      <text:p text:style-name="P35">CREATE TABLE sales_part(</text:p>
      <text:p text:style-name="P35">product_id INT,</text:p>
      <text:p text:style-name="P35">qty <text:s text:c="7"/>INT,</text:p>
      <text:p text:style-name="P35">amt <text:s text:c="7"/>DOUBLE</text:p>
      <text:p text:style-name="P35">)</text:p>
      <text:p text:style-name="P35">PARTITIONED BY(day INT)</text:p>
      <text:p text:style-name="P35">ROW <text:s text:c="3"/>FORMAT DELIMITED </text:p>
      <text:p text:style-name="P35">FIELDS TERMINATED BY ','</text:p>
      <text:p text:style-name="P35">STORED AS ORC </text:p>
      <text:p text:style-name="P35">LOCATION '/user/hive/warehouse/sales_part'</text:p>
      <text:p text:style-name="P35">;</text:p>
      <text:p text:style-name="P35"/>
      <text:p text:style-name="P35">CREATE TABLE sales_part_prqt(</text:p>
      <text:p text:style-name="P35">product_id INT,</text:p>
      <text:p text:style-name="P35">qty <text:s text:c="7"/>INT,</text:p>
      <text:p text:style-name="P35">amt <text:s text:c="7"/>DOUBLE</text:p>
      <text:p text:style-name="P35">)</text:p>
      <text:p text:style-name="P35">PARTITIONED BY(day INT)</text:p>
      <text:p text:style-name="P35">ROW <text:s text:c="3"/>FORMAT DELIMITED </text:p>
      <text:p text:style-name="P35">FIELDS TERMINATED BY ','</text:p>
      <text:p text:style-name="P35">STORED AS PARQUET </text:p>
      <text:p text:style-name="P35">LOCATION '/user/hive/warehouse/sales_part_prqt'</text:p>
      <text:p text:style-name="P35">;</text:p>
      <text:p text:style-name="P35"/>
      <text:p text:style-name="P35">--Setup hive Variable</text:p>
      <text:p text:style-name="P35">set hivevar:iday=20160401;</text:p>
      <text:p text:style-name="P35"/>
      <text:p text:style-name="P35"/>
      <text:p text:style-name="P35">[cloudera@quickstart ~]$ more load_for_day.hql</text:p>
      <text:p text:style-name="P35">--Load External Staging Table for a Day</text:p>
      <text:p text:style-name="P35">ALTER TABLE sales_ext_part_stg DROP PARTITION(day=${iday});</text:p>
      <text:p text:style-name="P35">ALTER TABLE sales_ext_part_stg ADD <text:s/>PARTITION(day=${iday}) LOCATION '/user/poc/stg/sales_ext_part_stg/${iday}';</text:p>
      <text:p text:style-name="P35"/>
      <text:p text:style-name="P36">set mapreduce.job.reduces=2;</text:p>
      <text:p text:style-name="P35"/>
      <text:p text:style-name="P35">--Load Main Table from External Staging</text:p>
      <text:p text:style-name="P35">FROM sales_ext_part_stg stg</text:p>
      <text:p text:style-name="P35">INSERT OVERWRITE TABLE sales_part PARTITION(day=${iday}) <text:s/></text:p>
      <text:p text:style-name="P35">SELECT product_id,qty,amt,unit WHERE stg.day=${iday}</text:p>
      <text:p text:style-name="P35">INSERT OVERWRITE TABLE sales_part_prqt PARTITION(day=${iday})</text:p>
      <text:p text:style-name="P35">SELECT product_id,qty,amt,unit WHERE stg.day=${iday}</text:p>
      <text:p text:style-name="P35">;</text:p>
      <text:p text:style-name="P35"/>
      <text:p text:style-name="P36">set mapreduce.job.reduces=4;</text:p>
      <text:p text:style-name="P36"/>
      <text:p text:style-name="P35">--Report</text:p>
      <text:p text:style-name="P35">SELECT * FROM (</text:p>
      <text:p text:style-name="P35">SELECT '1.sales_ext_part_stg' tname, day, COUNT(*) cnt, SUM(amt) as AMT FROM SALES_EXT_PART_STG <text:s/>GROUP BY day </text:p>
      <text:p text:style-name="P35">UNION ALL</text:p>
      <text:p text:style-name="P35">SELECT '2.sales_part' <text:s text:c="8"/>tname, day, COUNT(*) cnt, SUM(amt) as AMT FROM SALES_PART <text:s text:c="9"/>GROUP BY day</text:p>
      <text:p text:style-name="P35">UNION ALL</text:p>
      <text:p text:style-name="P35">SELECT '3.sales_part_prqt' <text:s text:c="3"/>tname, day, COUNT(*) cnt, SUM(amt) as AMT FROM SALES_PART_PRQT <text:s text:c="4"/>GROUP BY day</text:p>
      <text:p text:style-name="P35">) as a </text:p>
      <text:p text:style-name="P35">ORDER BY tname,day;</text:p>
      <text:p text:style-name="P35"/>
      <text:p text:style-name="P17">Loading Thru Script</text:p>
      <text:p text:style-name="P14"><text:span text:style-name="T23"><text:s/>hive </text:span><text:span text:style-name="T28">--</text:span><text:span text:style-name="T29">hiveconf</text:span><text:span text:style-name="T28"> </text:span><text:span text:style-name="T31">hive.exec.parallel=true</text:span><text:span text:style-name="T22"> </text:span><text:span text:style-name="T30">--hivevar</text:span><text:span text:style-name="T23"> iday=20160402 <text:s/>-f load_for_day.hql</text:span></text:p>
      <text:p text:style-name="P14"><text:span text:style-name="T23"/></text:p>
      <text:p text:style-name="P14"><text:span text:style-name="T23">ALTER TABLE sales_ext_part_stg ADD COLUMNS( unit INT);</text:span></text:p>
      <text:p text:style-name="P14"><text:span text:style-name="T23">ALTER TABLE sales_part ADD COLUMNS( unit INT);</text:span></text:p>
      <text:p text:style-name="P14"><text:span text:style-name="T23">ALTER TABLE sales_part_pqrt ADD COLUMNS( unit INT);</text:span></text:p>
      <text:p text:style-name="P14"><text:span text:style-name="T23"/></text:p>
      <text:p text:style-name="P42">Explain Plan</text:p>
      <text:p text:style-name="P35">hive&gt; explain select sum(number) as s from onecol;</text:p>
      <text:p text:style-name="P35">OK</text:p>
      <text:p text:style-name="P35">STAGE DEPENDENCIES:</text:p>
      <text:p text:style-name="P35"><text:s text:c="2"/>Stage-1 is a root stage</text:p>
      <text:p text:style-name="P35"><text:s text:c="2"/>Stage-0 depends on stages: Stage-1</text:p>
      <text:p text:style-name="P35"/>
      <text:p text:style-name="P35">STAGE PLANS:</text:p>
      <text:p text:style-name="P35"><text:s text:c="2"/>Stage: Stage-1</text:p>
      <text:p text:style-name="P35"><text:s text:c="4"/>Map Reduce</text:p>
      <text:p text:style-name="P35"><text:s text:c="6"/><text:span text:style-name="T49">Map Operator Tree:</text:span></text:p>
      <text:p text:style-name="P35"><text:s text:c="10"/><text:span text:style-name="T50">TableScan</text:span></text:p>
      <text:p text:style-name="P35"><text:s text:c="12"/>alias: onecol</text:p>
      <text:p text:style-name="P35"><text:s text:c="12"/>Statistics: Num rows: 6 Data size: 25 Basic stats: COMPLETE Column stats: NONE</text:p>
      <text:p text:style-name="P35"><text:s text:c="12"/>Select Operator</text:p>
      <text:p text:style-name="P35"><text:s text:c="14"/>expressions: number (type: int)</text:p>
      <text:p text:style-name="P35"><text:s text:c="14"/>outputColumnNames: number</text:p>
      <text:p text:style-name="P35"><text:s text:c="14"/>Statistics: Num rows: 6 Data size: 25 Basic stats: COMPLETE Column stats: NONE</text:p>
      <text:p text:style-name="P35"><text:s text:c="14"/><text:span text:style-name="T50">Group By Operator</text:span></text:p>
      <text:p text:style-name="P35"><text:s text:c="16"/>aggregations: sum(number)</text:p>
      <text:p text:style-name="P35"><text:s text:c="16"/>mode: hash</text:p>
      <text:p text:style-name="P35"><text:s text:c="16"/>outputColumnNames: _col0</text:p>
      <text:p text:style-name="P35"><text:s text:c="16"/>Statistics: Num rows: 1 Data size: 8 Basic stats: COMPLETE Column stats: NONE</text:p>
      <text:p text:style-name="P35"><text:s text:c="16"/>Reduce Output Operator</text:p>
      <text:p text:style-name="P35"><text:s text:c="18"/>sort order: </text:p>
      <text:p text:style-name="P35"><text:s text:c="18"/>Statistics: Num rows: 1 Data size: 8 Basic stats: COMPLETE Column stats: NONE</text:p>
      <text:p text:style-name="P35"><text:s text:c="18"/>value expressions: _col0 (type: bigint)</text:p>
      <text:p text:style-name="P35"><text:s text:c="6"/><text:span text:style-name="T9">Reduce Operator Tree:</text:span></text:p>
      <text:p text:style-name="P35"><text:s text:c="8"/><text:span text:style-name="T9">Group By Operator</text:span></text:p>
      <text:p text:style-name="P35"><text:s text:c="10"/>aggregations: sum(VALUE._col0)</text:p>
      <text:p text:style-name="P35"><text:s text:c="10"/>mode: mergepartial</text:p>
      <text:p text:style-name="P35"><text:s text:c="10"/>outputColumnNames: _col0</text:p>
      <text:p text:style-name="P35"><text:s text:c="10"/>Statistics: Num rows: 1 Data size: 8 Basic stats: COMPLETE Column stats: NONE</text:p>
      <text:p text:style-name="P35"><text:s text:c="10"/><text:span text:style-name="T9">File Output Operator</text:span></text:p>
      <text:p text:style-name="P35"><text:s text:c="12"/>compressed: false</text:p>
      <text:p text:style-name="P35"><text:s text:c="12"/>Statistics: Num rows: 1 Data size: 8 Basic stats: COMPLETE Column stats: NONE</text:p>
      <text:p text:style-name="P35"><text:s text:c="12"/>table:</text:p>
      <text:p text:style-name="P35"><text:s text:c="16"/>input format: org.apache.hadoop.mapred.TextInputFormat</text:p>
      <text:p text:style-name="P35"><text:s text:c="16"/>output format: org.apache.hadoop.hive.ql.io.HiveIgnoreKeyTextOutputFormat</text:p>
      <text:p text:style-name="P35"><text:s text:c="16"/>serde: org.apache.hadoop.hive.serde2.lazy.LazySimpleSerDe</text:p>
      <text:p text:style-name="P35"/>
      <text:p text:style-name="P35"><text:s text:c="2"/>Stage: Stage-0</text:p>
      <text:p text:style-name="P35"><text:s text:c="4"/>Fetch Operator</text:p>
      <text:p text:style-name="P35"><text:s text:c="6"/>limit: -1</text:p>
      <text:p text:style-name="P35"><text:s text:c="6"/>Processor Tree:</text:p>
      <text:p text:style-name="P35"><text:s text:c="8"/>ListSink </text:p>
      <text:p text:style-name="P35"/>
      <text:p text:style-name="P42">Parallel Execution &amp; Tuning</text:p>
      <text:p text:style-name="P35">set hive.exec.parallel=true;</text:p>
      <text:p text:style-name="P35">set mapreduce.job.reduces=2;</text:p>
      <text:p text:style-name="P35">set mapred.job.reuse.jvm.num.tasks=4;</text:p>
      <text:p text:style-name="P35"><text:span text:style-name="T6">set hive.exec.</text:span><text:span text:style-name="T7">compress.intermediate</text:span><text:span text:style-name="T6">=true; set mapred.map.output.</text:span><text:span text:style-name="T7">compression.codec</text:span><text:span text:style-name="T6">=org.apache.hadoop.io.compress.</text:span><text:span text:style-name="T7">SnappyCodec</text:span></text:p>
      <text:p text:style-name="P35"/>
      <text:p text:style-name="P43"><text:span text:style-name="T12">Strict Mode</text:span></text:p>
      <text:p text:style-name="P32"><text:s/>Following things are not allowed in strict mode</text:p>
      <text:list xml:id="list5931026935607969523" text:style-name="L1">
        <text:list-item>
          <text:p text:style-name="P11"><text:s/>queries on partitioned tables are not permitted unless they include a partition filter <text:s/>in the WHERE <text:s/>clause</text:p>
        </text:list-item>
        <text:list-item>
          <text:p text:style-name="P11"><text:s/>query are those with ORDER BY <text:s/>clauses, but no LIMIT <text:s/>clause</text:p>
        </text:list-item>
        <text:list-item>
          <text:p text:style-name="P11">query prevented is a Cartesian product</text:p>
        </text:list-item>
      </text:list>
      <text:p text:style-name="P32"><text:span text:style-name="T42"/></text:p>
      <text:p text:style-name="P32"><text:span text:style-name="T42"/></text:p>
      <text:p text:style-name="P42">Virtual Columns</text:p>
      <text:p text:style-name="P45"><text:s/>Virtual columns are helpful when diagnosing queries where Hive is producing unexpected or null results;</text:p>
      <text:p text:style-name="P45"/>
      <text:p text:style-name="P35">hive&gt; select <text:span text:style-name="T50">INPUT__FILE__NAME</text:span>, <text:span text:style-name="T9">BLOCK__OFFSET__INSIDE__FILE</text:span>,product_id,day,unit from sales_part;</text:p>
      <text:p text:style-name="P35">hdfs://quickstart.cloudera:8020/user/hive/warehouse/sales_part/day=20160403/000000_0<text:tab/>478<text:tab/>1347<text:tab/>20160403<text:tab/>NULL</text:p>
      <text:p text:style-name="P35">hdfs://quickstart.cloudera:8020/user/hive/warehouse/sales_part/day=20160403/000000_0<text:tab/>496<text:tab/>1348<text:tab/>20160403<text:tab/>NULL</text:p>
      <text:p text:style-name="P35">hdfs://quickstart.cloudera:8020/user/hive/warehouse/sales_part/day=20160403/000000_0<text:tab/>514<text:tab/>1349<text:tab/>20160403<text:tab/>NULL</text:p>
      <text:p text:style-name="P35">hdfs://quickstart.cloudera:8020/user/hive/warehouse/sales_part/day=20160403/000000_0<text:tab/>532<text:tab/>13410<text:tab/>20160403<text:tab/>NULL</text:p>
      <text:p text:style-name="P35">hdfs://quickstart.cloudera:8020/user/hive/warehouse/sales_part/day=20160404/000000_0<text:tab/>52<text:tab/>1340<text:tab/>20160404<text:tab/>10</text:p>
      <text:p text:style-name="P35">hdfs://quickstart.cloudera:8020/user/hive/warehouse/sales_part/day=20160404/000000_0<text:tab/>104<text:tab/>1341<text:tab/>20160404<text:tab/>10</text:p>
      <text:p text:style-name="P35">hdfs://quickstart.cloudera:8020/user/hive/warehouse/sales_part/day=20160404/000000_0<text:tab/>157<text:tab/>1342<text:tab/>20160404<text:tab/>10</text:p>
      <text:p text:style-name="P35">hdfs://quickstart.cloudera:8020/user/hive/warehouse/sales_part/day=20160404/000000_0<text:tab/>209<text:tab/>1343<text:tab/>20160404<text:tab/>10</text:p>
      <text:p text:style-name="P35">hdfs://quickstart.cloudera:8020/user/hive/warehouse/sales_part/day=20160404/000000_0<text:tab/>262<text:tab/>1344<text:tab/>20160404<text:tab/>10</text:p>
      <text:p text:style-name="P35">hdfs://quickstart.cloudera:8020/user/hive/warehouse/sales_part/day=20160404/000000_0<text:tab/>314<text:tab/>1345<text:tab/>20160404<text:tab/>10</text:p>
      <text:p text:style-name="P35">hdfs://quickstart.cloudera:8020/user/hive/warehouse/sales_part/day=20160404/000000_0<text:tab/>366<text:tab/>1347<text:tab/>20160404<text:tab/>10</text:p>
      <text:p text:style-name="P35">hdfs://quickstart.cloudera:8020/user/hive/warehouse/sales_part/day=20160404/000000_0<text:tab/>419<text:tab/>1348<text:tab/>20160404<text:tab/>10</text:p>
      <text:p text:style-name="P35">hdfs://quickstart.cloudera:8020/user/hive/warehouse/sales_part/day=20160404/000000_0<text:tab/>471<text:tab/>1349<text:tab/>20160404<text:tab/>10</text:p>
      <text:p text:style-name="P35">hdfs://quickstart.cloudera:8020/user/hive/warehouse/sales_part/day=20160404/000000_0<text:tab/>524<text:tab/>13410<text:tab/>20160404<text:tab/>NULL</text:p>
      <text:p text:style-name="P35"/>
      <text:p text:style-name="P31"><text:span text:style-name="T42"/></text:p>
      <text:p text:style-name="P31"><text:span text:style-name="T42"/></text:p>
      <text:p text:style-name="P42">Enabling Intermediate Compression</text:p>
      <text:p text:style-name="P27"><text:span text:style-name="T32"><text:s/>Intermediate compression shrinks the data shuffled between the map and reduce tasks </text:span>for a job.</text:p>
      <text:p text:style-name="P31"><text:span text:style-name="T42"/></text:p>
      <text:p text:style-name="P37">set hive.exec.<text:span text:style-name="T9">compress.intermediate</text:span>=true; set mapred.map.output.<text:span text:style-name="T9">compression.codec</text:span>=org.apache.hadoop.io.compress.<text:span text:style-name="T9">SnappyCodec</text:span></text:p>
      <text:p text:style-name="P37">set hive.exec.<text:span text:style-name="T9">compress.output</text:span>=true; <text:s text:c="6"/>set mapred.output.compression.codec <text:s text:c="3"/>=org.apache.hadoop.io.compress.<text:span text:style-name="T9">SnappyCodec</text:span></text:p>
      <text:p text:style-name="P37"/>
      <text:p text:style-name="P31"><text:span text:style-name="T42"/></text:p>
      <text:p text:style-name="P31"><text:span text:style-name="T42"/></text:p>
      <text:p text:style-name="P42"><text:span text:style-name="T42">Functions</text:span></text:p>
      <text:p text:style-name="P42"><text:span text:style-name="T42"/></text:p>
      <text:p text:style-name="P23"><text:span text:style-name="T25">show functions;</text:span></text:p>
      <text:p text:style-name="P31"><text:span text:style-name="T42"/></text:p>
      <text:p text:style-name="P37">describe function explode;</text:p>
      <text:p text:style-name="P37">explode(a) - separates the elements of array a into multiple rows, or the elements of a map into multiple rows and columns </text:p>
      <text:p text:style-name="P31"><text:span text:style-name="T42"/></text:p>
      <text:p text:style-name="P31"><text:span text:style-name="T42"/></text:p>
      <text:p text:style-name="P44">Table Generating Functions</text:p>
      <text:p text:style-name="P31"><text:span text:style-name="T42"/></text:p>
      <text:p text:style-name="P31"><text:span text:style-name="T42"/></text:p>
      <text:p text:style-name="P31"><text:span text:style-name="T42"/></text:p>
      <text:p text:style-name="P37">select <text:span text:style-name="T9">array</text:span>(1,2,3,4,5) from src;</text:p>
      <text:p text:style-name="P37">[1,2,3,4,5]</text:p>
      <text:p text:style-name="P37"/>
      <text:p text:style-name="P37">select <text:span text:style-name="T11">explode</text:span>(<text:span text:style-name="T9">array</text:span>(1,2,3,4,5)) as i from src;</text:p>
      <text:p text:style-name="P37">1</text:p>
      <text:p text:style-name="P37">2</text:p>
      <text:p text:style-name="P37">3</text:p>
      <text:p text:style-name="P37">4</text:p>
      <text:p text:style-name="P35"><text:span text:style-name="T6">5</text:span></text:p>
      <text:p text:style-name="P35"><text:span text:style-name="T6"/></text:p>
      <text:p text:style-name="P35"><text:span text:style-name="T6">SELECT s ,sub</text:span></text:p>
      <text:p text:style-name="P35"><text:span text:style-name="T6"><text:s text:c="2"/>FROM src</text:span></text:p>
      <text:p text:style-name="P35"><text:span text:style-name="T6"><text:s/>LATERAL VIEW exploder(array(1,2,3,4,5)) myid AS sub;</text:span></text:p>
      <text:p text:style-name="P35"><text:span text:style-name="T6"/></text:p>
      <text:p text:style-name="P37"/>
      <text:p text:style-name="P37">SELECT s ,sub</text:p>
      <text:p text:style-name="P37"><text:s text:c="2"/>FROM src</text:p>
      <text:p text:style-name="P37"><text:span text:style-name="T52">LATERAL VIEW</text:span> <text:span text:style-name="T51">explode</text:span>(<text:span text:style-name="T9">array</text:span>(1,2,3,4,5)) myid AS sub;</text:p>
      <text:p text:style-name="P37"/>
      <text:p text:style-name="P37">HELLO<text:tab/>1</text:p>
      <text:p text:style-name="P37">HELLO<text:tab/>2</text:p>
      <text:p text:style-name="P37">HELLO<text:tab/>3</text:p>
      <text:p text:style-name="P37">HELLO<text:tab/>4</text:p>
      <text:p text:style-name="P37">HELLO<text:tab/>5</text:p>
      <text:p text:style-name="P37"/>
      <text:p text:style-name="P37">hive&gt; select name,sub</text:p>
      <text:p text:style-name="P37"><text:s text:c="4"/>&gt; from emp_txt</text:p>
      <text:p text:style-name="P37"><text:s text:c="4"/>&gt; <text:span text:style-name="T9">LATERAL VIEW explode(subordinates) </text:span>mgr as sub;</text:p>
      <text:p text:style-name="P38">John Doe<text:tab/>Mary Smith</text:p>
      <text:p text:style-name="P38">John Doe<text:tab/>Todd Jones</text:p>
      <text:p text:style-name="P37">Mary Smith<text:tab/>Bill King</text:p>
      <text:p text:style-name="P37">Boss Man<text:tab/>John Doe</text:p>
      <text:p text:style-name="P37">Boss Man<text:tab/>Fred Finance</text:p>
      <text:p text:style-name="P37">Fred Finance<text:tab/>Stacy Accountant</text:p>
      <text:p text:style-name="P37"/>
      <text:p text:style-name="P44">A UDF for Finding a Zodiac Sign from a Day</text:p>
      <text:p text:style-name="P37"/>
      <text:p text:style-name="P37">package <text:span text:style-name="T9">mypkg.hive</text:span>;</text:p>
      <text:p text:style-name="P37"/>
      <text:p text:style-name="P37">import java.util.Date;</text:p>
      <text:p text:style-name="P37">import java.text.SimpleDateFormat;</text:p>
      <text:p text:style-name="P37">import org.apache.hadoop.hive.ql.exec.UDF;</text:p>
      <text:p text:style-name="P37">public class UDFZSign <text:span text:style-name="T53">extends UDF</text:span>{</text:p>
      <text:p text:style-name="P37">private SimpleDateFormat df;</text:p>
      <text:p text:style-name="P37"/>
      <text:p text:style-name="P37">//constuctor</text:p>
      <text:p text:style-name="P37">public UDFZSign() {</text:p>
      <text:p text:style-name="P37"><text:s text:c="2"/>df = new SimpleDateFormat("MM-dd-yyyy");</text:p>
      <text:p text:style-name="P37"><text:s text:c="2"/>}</text:p>
      <text:p text:style-name="P37"/>
      <text:p text:style-name="P37"><text:s text:c="2"/>public String evaluate( Date bday){</text:p>
      <text:p text:style-name="P37"><text:s text:c="3"/>return this.evaluate( bday.getMonth(), bday.getDay());</text:p>
      <text:p text:style-name="P37"><text:s text:c="3"/>}</text:p>
      <text:p text:style-name="P37"/>
      <text:p text:style-name="P37"><text:s text:c="2"/>public String evaluate( String bday){</text:p>
      <text:p text:style-name="P37"><text:s text:c="4"/>Date date= null;</text:p>
      <text:p text:style-name="P37"><text:s text:c="4"/>try{</text:p>
      <text:p text:style-name="P37"><text:s text:c="8"/>date = df.parse(bday);</text:p>
      <text:p text:style-name="P37"><text:s text:c="8"/>} catch ( Exception ex) {</text:p>
      <text:p text:style-name="P37"><text:s text:c="10"/>return null;</text:p>
      <text:p text:style-name="P37"><text:s text:c="9"/>}</text:p>
      <text:p text:style-name="P37"><text:s text:c="5"/>return this.evaluate( date.getMonth(), date.getDay());</text:p>
      <text:p text:style-name="P37"><text:s text:c="4"/>}</text:p>
      <text:p text:style-name="P37"/>
      <text:p text:style-name="P37"><text:s text:c="3"/>public String evaluate ( Integer month, Integer day ) {</text:p>
      <text:p text:style-name="P37"><text:s text:c="5"/>if ( month ==1) {</text:p>
      <text:p text:style-name="P37"><text:s text:c="8"/>return "Capricorn";</text:p>
      <text:p text:style-name="P37"><text:s text:c="5"/>}</text:p>
      <text:p text:style-name="P37"><text:s text:c="5"/>else {</text:p>
      <text:p text:style-name="P37"><text:s text:c="8"/>return "Aqua";</text:p>
      <text:p text:style-name="P37"><text:s text:c="5"/>}</text:p>
      <text:p text:style-name="P37"><text:s text:c="4"/></text:p>
      <text:p text:style-name="P37"><text:s text:c="4"/>}</text:p>
      <text:p text:style-name="P37">}</text:p>
      <text:p text:style-name="P37"/>
      <text:p text:style-name="P37">hive&gt; <text:s/>ADD JAR <text:span text:style-name="T9">/home/cloudera/UDFZsign.jar</text:span>;</text:p>
      <text:p text:style-name="P37">Added [/home/cloudera/UDFZsign.jar] to class path</text:p>
      <text:p text:style-name="P37">Added resources: [/home/cloudera/UDFZsign.jar]</text:p>
      <text:p text:style-name="P37"/>
      <text:p text:style-name="P41">Note that quotes are not required around the JAR file path and currently it needs to be</text:p>
      <text:p text:style-name="P9">a full path to the file on a local <text:s/>filesystem. Hive not only adds this JAR to the classpath,</text:p>
      <text:p text:style-name="P8">it puts the JAR file in the distributed cache so it’s available around the cluster.</text:p>
      <text:p text:style-name="P8"/>
      <text:p text:style-name="P37">hive&gt; CREATE TEMPORARY FUNCTION zodiac </text:p>
      <text:p text:style-name="P37"><text:s text:c="4"/>&gt; AS 'mypkg.hive.UDFZSign';</text:p>
      <text:p text:style-name="P37">OK</text:p>
      <text:p text:style-name="P37"/>
      <text:p text:style-name="P37">hive&gt; describe function zodiac;</text:p>
      <text:p text:style-name="P31"><text:span text:style-name="T42"/></text:p>
      <text:p text:style-name="P37">hive&gt; select name,bday, zodiac(bday) from littlebigdata;</text:p>
      <text:p text:style-name="P37"/>
      <text:p text:style-name="P37">edward capriolo<text:tab/>2-12-1981<text:tab/>Capricorn</text:p>
      <text:p text:style-name="P37">bob<text:tab/> <text:s text:c="10"/>10-10-2004<text:tab/>Aqua</text:p>
      <text:p text:style-name="P37">sara connor<text:tab/>4-5-1974<text:tab/>Aqua</text:p>
      <text:p text:style-name="P37"/>
      <text:p text:style-name="P37"/>
      <text:p text:style-name="P37"/>
      <text:p text:style-name="P37">hive (hive_db)&gt; <text:span text:style-name="T9">show create table</text:span> twt_ext_part;</text:p>
      <text:p text:style-name="P37"/>
      <text:p text:style-name="P37">createtab_stmt</text:p>
      <text:p text:style-name="P37">CREATE EXTERNAL TABLE `twt_ext_part`(</text:p>
      <text:p text:style-name="P37">)</text:p>
      <text:p text:style-name="P37">COMMENT 'This external Partitioned table stores the flume tweets data which arrives every hour.'</text:p>
      <text:p text:style-name="P37">PARTITIONED BY ( </text:p>
      <text:p text:style-name="P37"><text:s text:c="2"/>`year` int, </text:p>
      <text:p text:style-name="P37"><text:s text:c="2"/>`month` int, </text:p>
      <text:p text:style-name="P37"><text:s text:c="2"/>`day` int, </text:p>
      <text:p text:style-name="P37"><text:s text:c="2"/>`hour` int)</text:p>
      <text:p text:style-name="P38">ROW FORMAT SERDE </text:p>
      <text:p text:style-name="P38"><text:s text:c="2"/>'com.cloudera.hive.serde.JSONSerDe' </text:p>
      <text:p text:style-name="P39">STORED AS INPUTFORMAT </text:p>
      <text:p text:style-name="P39"><text:s text:c="2"/>'org.apache.hadoop.mapred.TextInputFormat' </text:p>
      <text:p text:style-name="P40">OUTPUTFORMAT </text:p>
      <text:p text:style-name="P40"><text:s text:c="2"/>'org.apache.hadoop.hive.ql.io.HiveIgnoreKeyTextOutputFormat'</text:p>
      <text:p text:style-name="P37">LOCATION</text:p>
      <text:p text:style-name="P37"><text:s text:c="2"/>'hdfs://nn1.app.com:8020/user/poc/flume/tweets'</text:p>
      <text:p text:style-name="P37">TBLPROPERTIES (</text:p>
      <text:p text:style-name="P37"><text:s text:c="2"/>'transient_lastDdlTime'='1459814279')</text:p>
      <text:p text:style-name="P37">Time taken: 0.597 seconds, Fetched: 18 row(s)</text:p>
      <text:p text:style-name="P37"/>
      <text:p text:style-name="P37"/>
      <text:p text:style-name="P37">hive (hive_db)&gt; show create table twt_prqt_part;</text:p>
      <text:p text:style-name="P37"/>
      <text:p text:style-name="P37">createtab_stmt</text:p>
      <text:p text:style-name="P37">CREATE TABLE `twt_prqt_part`(</text:p>
      <text:p text:style-name="P37"><text:s text:c="2"/>`id` bigint, </text:p>
      <text:p text:style-name="P37"><text:s text:c="2"/>`created_at` string, </text:p>
      <text:p text:style-name="P37"><text:s text:c="2"/>`source` string, </text:p>
      <text:p text:style-name="P37"><text:s text:c="2"/>`favorited` boolean, </text:p>
      <text:p text:style-name="P37"><text:s text:c="2"/>`retweet_count` int, </text:p>
      <text:p text:style-name="P37"><text:s text:c="2"/>`retweeted_status` struct&lt;text:string,user:struct&lt;screen_name:string,name:string&gt;&gt;, </text:p>
      <text:p text:style-name="P37"><text:s text:c="2"/>`entities` struct&lt;urls:array&lt;struct&lt;expanded_url:string&gt;&gt;,user_mentions:array&lt;struct&lt;screen_name:string,name:string&gt;&gt;,hashtags:array&lt;struct&lt;text:string&gt;&gt;&gt;, </text:p>
      <text:p text:style-name="P37"><text:s text:c="2"/>`text` string, </text:p>
      <text:p text:style-name="P37"><text:s text:c="2"/>`user` struct&lt;screen_name:string,name:string,friends_count:int,followers_count:int,statuses_count:int,verified:boolean,utc_offset:int,time_zone:string&gt;, </text:p>
      <text:p text:style-name="P37"><text:s text:c="2"/>`in_reply_to_screen_name` string)</text:p>
      <text:p text:style-name="P37">COMMENT 'Managed Twitter table with PARQUET with Snappy Compression'</text:p>
      <text:p text:style-name="P37">PARTITIONED BY ( </text:p>
      <text:p text:style-name="P37"><text:s text:c="2"/>`year` int, </text:p>
      <text:p text:style-name="P37"><text:s text:c="2"/>`month` int, </text:p>
      <text:p text:style-name="P37"><text:s text:c="2"/>`day` int, </text:p>
      <text:p text:style-name="P37"><text:s text:c="2"/>`hour` int)</text:p>
      <text:p text:style-name="P38">ROW FORMAT SERDE </text:p>
      <text:p text:style-name="P38"><text:s text:c="2"/>'org.apache.hadoop.hive.ql.io.parquet.serde.ParquetHiveSerDe' </text:p>
      <text:p text:style-name="P39">STORED AS INPUTFORMAT </text:p>
      <text:p text:style-name="P39"><text:s text:c="2"/>'org.apache.hadoop.hive.ql.io.parquet.MapredParquetInputFormat' </text:p>
      <text:p text:style-name="P40">OUTPUTFORMAT </text:p>
      <text:p text:style-name="P40"><text:s text:c="2"/>'org.apache.hadoop.hive.ql.io.parquet.MapredParquetOutputFormat'</text:p>
      <text:p text:style-name="P37">LOCATION</text:p>
      <text:p text:style-name="P37"><text:s text:c="2"/>'hdfs://nn1.app.com:8020/user/poc/hive_db/twt_orc_part'</text:p>
      <text:p text:style-name="P37">TBLPROPERTIES (</text:p>
      <text:p text:style-name="P37"><text:s text:c="2"/>'<text:span text:style-name="T54">parquet.compression'='SNAPPY'</text:span>, </text:p>
      <text:p text:style-name="P37"><text:s text:c="2"/>'transient_lastDdlTime'='1459820492')</text:p>
      <text:p text:style-name="P37">Time taken: 0.153 seconds, Fetched: 28 row(s)</text:p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monospace" svg:font-family="monospace"/>
    <style:font-face style:name="ðïò¿Wë" svg:font-family="ðïò¿Wë"/>
    <style:font-face style:name="F" svg:font-family="" style:font-family-generic="roman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American Typewriter" svg:font-family="'American Typewriter'" style:font-family-generic="modern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1" style:font-size-asian="18pt" style:font-weight-asian="bold" style:font-name-complex="Arial Unicode MS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gar Mitkari</meta:initial-creator>
    <meta:creation-date>2016-03-26T17:39:36</meta:creation-date>
    <dc:date>2016-04-07T18:46:37</dc:date>
    <dc:creator>Sagar Mitkari</dc:creator>
    <meta:editing-duration>P12DT1H7M3S</meta:editing-duration>
    <meta:editing-cycles>111</meta:editing-cycles>
    <meta:generator>OpenOffice/4.1.1$Unix OpenOffice.org_project/411m6$Build-9775</meta:generator>
    <meta:document-statistic meta:table-count="0" meta:image-count="0" meta:object-count="0" meta:page-count="1" meta:paragraph-count="655" meta:word-count="3022" meta:character-count="27774"/>
  </office:meta>
</office:document-meta>
</file>